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59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>
      <style:graphic-properties draw:fill="none" draw:stroke="solid" svg:stroke-width="0.00694in" svg:stroke-color="#5b9bd5" draw:marker-end="a1439" svg:stroke-opacity="100%" draw:stroke-linejoin="miter"/>
    </style:style>
    <style:style style:family="paragraph" style:name="a1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48">
      <style:graphic-properties draw:fill="none" draw:stroke="solid" svg:stroke-width="0.00694in" svg:stroke-color="#5b9bd5" draw:marker-end="a1447" svg:stroke-opacity="100%" draw:stroke-linejoin="miter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14">
      <style:graphic-properties draw:fill="none" draw:stroke="solid" svg:stroke-width="0.00694in" svg:stroke-color="#5b9bd5" draw:marker-end="a1713" svg:stroke-opacity="100%" draw:stroke-linejoin="miter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7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2">
      <style:graphic-properties draw:fill="none" draw:stroke="solid" svg:stroke-width="0.00694in" svg:stroke-color="#44546a" draw:marker-end="a1181" svg:stroke-opacity="100%" draw:stroke-linejoin="miter"/>
    </style:style>
    <style:style style:family="paragraph" style:name="a1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187">
      <style:graphic-properties draw:fill="none" draw:stroke="solid" svg:stroke-width="0.00694in" svg:stroke-color="#44546a" draw:marker-end="a1186" svg:stroke-opacity="100%" draw:stroke-linejoin="miter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454">
      <style:graphic-properties draw:fill="none" draw:stroke="solid" svg:stroke-width="0.00694in" svg:stroke-color="#5b9bd5" draw:marker-end="a1453" svg:stroke-opacity="100%" draw:stroke-linejoin="miter"/>
    </style:style>
    <style:style style:family="graphic" style:name="a1456">
      <style:graphic-properties draw:fill="none" draw:stroke="solid" svg:stroke-width="0.00694in" svg:stroke-color="#5b9bd5" draw:marker-end="a1455" svg:stroke-opacity="100%" draw:stroke-linejoin="miter"/>
    </style:style>
    <style:style style:family="text" style:name="a13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8">
      <style:graphic-properties draw:fill="none" draw:stroke="solid" svg:stroke-width="0.00694in" svg:stroke-color="#5b9bd5" draw:marker-end="a1457" svg:stroke-opacity="100%" draw:stroke-linejoin="miter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7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draw:fill="none" draw:stroke="solid" svg:stroke-width="0.00694in" svg:stroke-color="#5b9bd5" draw:marker-end="a1721" svg:stroke-opacity="100%" draw:stroke-linejoin="miter"/>
    </style:style>
    <style:style style:family="graphic" style:name="a13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724">
      <style:graphic-properties draw:fill="none" draw:stroke="solid" svg:stroke-width="0.00694in" svg:stroke-color="#5b9bd5" draw:marker-end="a1723" svg:stroke-opacity="100%" draw:stroke-linejoin="miter"/>
    </style:style>
    <style:style style:family="graphic" style:name="a1726">
      <style:graphic-properties draw:fill="none" draw:stroke="solid" svg:stroke-width="0.00694in" svg:stroke-color="#5b9bd5" draw:marker-end="a1725" svg:stroke-opacity="100%" draw:stroke-linejoin="miter"/>
    </style:style>
    <style:style style:family="graphic" style:name="a11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draw:fill="none" draw:stroke="solid" svg:stroke-width="0.00694in" svg:stroke-color="#5b9bd5" draw:marker-end="a1727" svg:stroke-opacity="100%" draw:stroke-linejoin="miter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draw:fill="none" draw:stroke="solid" svg:stroke-width="0.00694in" svg:stroke-color="#5b9bd5" draw:marker-end="a1459" svg:stroke-opacity="100%" draw:stroke-linejoin="miter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310">
      <style:graphic-properties draw:fill="none" draw:stroke="solid" svg:stroke-width="0.00694in" svg:stroke-color="#44546a" draw:marker-end="a1309" svg:stroke-opacity="100%" draw:stroke-linejoin="miter"/>
    </style:style>
    <style:style style:family="graphic" style:name="a1469">
      <style:graphic-properties draw:fill="none" draw:stroke="solid" svg:stroke-width="0.00694in" svg:stroke-color="#5b9bd5" draw:marker-end="a1468" svg:stroke-opacity="100%" draw:stroke-linejoin="miter"/>
    </style:style>
    <style:style style:family="graphic" style:name="a1312">
      <style:graphic-properties draw:fill="none" draw:stroke="solid" svg:stroke-width="0.00694in" svg:stroke-color="#44546a" draw:marker-end="a1311" svg:stroke-opacity="100%" draw:stroke-linejoin="miter"/>
    </style:style>
    <style:style style:family="graphic" style:name="a1314">
      <style:graphic-properties draw:fill="none" draw:stroke="solid" svg:stroke-width="0.00694in" svg:stroke-color="#44546a" draw:marker-end="a1313" svg:stroke-opacity="100%" draw:stroke-linejoin="miter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0">
      <style:graphic-properties draw:fill="none" draw:stroke="solid" svg:stroke-width="0.00694in" svg:stroke-color="#5b9bd5" draw:marker-end="a1729" svg:stroke-opacity="100%" draw:stroke-linejoin="miter"/>
    </style:style>
    <style:style style:family="paragraph" style:name="a131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32">
      <style:graphic-properties draw:fill="none" draw:stroke="solid" svg:stroke-width="0.00694in" svg:stroke-color="#5b9bd5" draw:marker-end="a1731" svg:stroke-opacity="100%" draw:stroke-linejoin="miter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4">
      <style:graphic-properties draw:fill="none" draw:stroke="solid" svg:stroke-width="0.00694in" svg:stroke-color="#5b9bd5" draw:marker-end="a1733" svg:stroke-opacity="100%" draw:stroke-linejoin="miter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475">
      <style:graphic-properties draw:fill="none" draw:stroke="solid" svg:stroke-width="0.00694in" svg:stroke-color="#5b9bd5" draw:marker-end="a1474" svg:stroke-opacity="100%" draw:stroke-linejoin="miter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>
      <style:graphic-properties draw:fill="none" draw:stroke="solid" svg:stroke-width="0.00694in" svg:stroke-color="#5b9bd5" draw:marker-end="a1479" svg:stroke-opacity="100%" draw:stroke-linejoin="miter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85">
      <style:graphic-properties draw:fill="none" draw:stroke="solid" svg:stroke-width="0.00694in" svg:stroke-color="#5b9bd5" draw:marker-end="a1484" svg:stroke-opacity="100%" draw:stroke-linejoin="miter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75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draw:fill="none" draw:stroke="solid" svg:stroke-width="0.00694in" svg:stroke-color="#44546a" draw:marker-end="a1337" svg:stroke-opacity="100%" draw:stroke-linejoin="miter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757">
      <style:graphic-properties draw:fill="none" draw:stroke="solid" svg:stroke-width="0.00694in" svg:stroke-color="#5b9bd5" draw:marker-end="a1756" svg:stroke-opacity="100%" draw:stroke-linejoin="miter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>
      <style:graphic-properties draw:fill="none" draw:stroke="solid" svg:stroke-width="0.00694in" svg:stroke-color="#5b9bd5" draw:marker-end="a1758" svg:stroke-opacity="100%" draw:stroke-linejoin="miter"/>
    </style:style>
    <style:style style:family="graphic" style:name="a160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604">
      <style:graphic-properties draw:fill="none" draw:stroke="solid" svg:stroke-width="0.00694in" svg:stroke-color="#5b9bd5" draw:marker-end="a1603" svg:stroke-opacity="100%" draw:stroke-linejoin="miter"/>
    </style:style>
    <style:style style:family="graphic" style:name="a1606">
      <style:graphic-properties draw:fill="none" draw:stroke="solid" svg:stroke-width="0.00694in" svg:stroke-color="#5b9bd5" draw:marker-end="a1605" svg:stroke-opacity="100%" draw:stroke-linejoin="miter"/>
    </style:style>
    <style:style style:family="text" style:name="a16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4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49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draw:fill="none" draw:stroke="solid" svg:stroke-width="0.00694in" svg:stroke-color="#5b9bd5" draw:marker-end="a1760" svg:stroke-opacity="100%" draw:stroke-linejoin="miter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draw:fill="none" draw:stroke="solid" svg:stroke-width="0.00694in" svg:stroke-color="#5b9bd5" draw:marker-end="a1762" svg:stroke-opacity="100%" draw:stroke-linejoin="miter"/>
    </style:style>
    <style:style style:family="graphic" style:name="a13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7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1">
      <style:graphic-properties draw:fill="none" draw:stroke="solid" svg:stroke-width="0.00694in" svg:stroke-color="#5b9bd5" draw:marker-end="a1610" svg:stroke-opacity="100%" draw:stroke-linejoin="miter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draw:fill="none" draw:stroke="solid" svg:stroke-width="0.00694in" svg:stroke-color="#5b9bd5" draw:marker-end="a1612" svg:stroke-opacity="100%" draw:stroke-linejoin="miter"/>
    </style:style>
    <style:style style:family="graphic" style:name="a1615">
      <style:graphic-properties draw:fill="none" draw:stroke="solid" svg:stroke-width="0.00694in" svg:stroke-color="#5b9bd5" draw:marker-end="a1614" svg:stroke-opacity="100%" draw:stroke-linejoin="miter"/>
    </style:style>
    <style:style style:family="graphic" style:name="a1617">
      <style:graphic-properties draw:fill="none" draw:stroke="solid" svg:stroke-width="0.00694in" svg:stroke-color="#5b9bd5" draw:marker-end="a1616" svg:stroke-opacity="100%" draw:stroke-linejoin="miter"/>
    </style:style>
    <style:style style:family="drawing-page" style:name="a108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9">
      <style:graphic-properties draw:fill="none" draw:stroke="solid" svg:stroke-width="0.00694in" svg:stroke-color="#5b9bd5" draw:marker-end="a1618" svg:stroke-opacity="100%" draw:stroke-linejoin="miter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7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6">
      <style:graphic-properties draw:fill="none" draw:stroke="solid" svg:stroke-width="0.00694in" svg:stroke-color="#5b9bd5" draw:marker-end="a1775" svg:stroke-opacity="100%" draw:stroke-linejoin="miter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778">
      <style:graphic-properties draw:fill="none" draw:stroke="solid" svg:stroke-width="0.00694in" svg:stroke-color="#5b9bd5" draw:marker-end="a1777" svg:stroke-opacity="100%" draw:stroke-linejoin="miter"/>
    </style:style>
    <style:style style:family="text" style:name="a16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draw:fill="none" draw:stroke="solid" svg:stroke-width="0.00694in" svg:stroke-color="#44546a" draw:marker-end="a1206" svg:stroke-opacity="100%" draw:stroke-linejoin="miter"/>
    </style:style>
    <style:style style:family="graphic" style:name="a162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09">
      <style:graphic-properties draw:fill="none" draw:stroke="solid" svg:stroke-width="0.00694in" svg:stroke-color="#44546a" draw:marker-end="a1208" svg:stroke-opacity="100%" draw:stroke-linejoin="miter"/>
    </style:style>
    <style:style style:family="paragraph" style:name="a1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627">
      <style:graphic-properties draw:fill="none" draw:stroke="solid" svg:stroke-width="0.00694in" svg:stroke-color="#5b9bd5" draw:marker-end="a1626" svg:stroke-opacity="100%" draw:stroke-linejoin="miter"/>
    </style:style>
    <style:style style:family="graphic" style:name="a10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3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80">
      <style:graphic-properties draw:fill="none" draw:stroke="solid" svg:stroke-width="0.00694in" svg:stroke-color="#5b9bd5" draw:marker-end="a1779" svg:stroke-opacity="100%" draw:stroke-linejoin="miter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782">
      <style:graphic-properties draw:fill="none" draw:stroke="solid" svg:stroke-width="0.00694in" svg:stroke-color="#5b9bd5" draw:marker-end="a1781" svg:stroke-opacity="100%" draw:stroke-linejoin="miter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draw:fill="none" draw:stroke="solid" svg:stroke-width="0.00694in" svg:stroke-color="#44546a" draw:marker-end="a1210" svg:stroke-opacity="100%" draw:stroke-linejoin="miter"/>
    </style:style>
    <style:style style:family="paragraph" style:name="a1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3">
      <style:graphic-properties draw:fill="none" draw:stroke="solid" svg:stroke-width="0.00694in" svg:stroke-color="#44546a" draw:marker-end="a1212" svg:stroke-opacity="100%" draw:stroke-linejoin="miter"/>
    </style:style>
    <style:style style:family="presentation" style:name="a1786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1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5">
      <style:graphic-properties draw:fill="none" draw:stroke="solid" svg:stroke-width="0.00694in" svg:stroke-color="#44546a" draw:marker-end="a1214" svg:stroke-opacity="100%" draw:stroke-linejoin="miter"/>
    </style:style>
    <style:style style:family="drawing-page" style:name="a1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draw:fill="none" draw:stroke="solid" svg:stroke-width="0.00694in" svg:stroke-color="#44546a" draw:marker-end="a1216" svg:stroke-opacity="100%" draw:stroke-linejoin="miter"/>
    </style:style>
    <style:style style:family="graphic" style:name="a16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9">
      <style:graphic-properties draw:fill="none" draw:stroke="solid" svg:stroke-width="0.00694in" svg:stroke-color="#44546a" draw:marker-end="a1218" svg:stroke-opacity="100%" draw:stroke-linejoin="miter"/>
    </style:style>
    <style:style style:family="paragraph" style:name="a1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draw:fill="none" draw:stroke="solid" svg:stroke-width="0.00694in" svg:stroke-color="#44546a" draw:marker-end="a1220" svg:stroke-opacity="100%" draw:stroke-linejoin="miter"/>
    </style:style>
    <style:style style:family="graphic" style:name="a137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640">
      <style:graphic-properties draw:fill="none" draw:stroke="solid" svg:stroke-width="0.00694in" svg:stroke-color="#5b9bd5" draw:marker-end="a1639" svg:stroke-opacity="100%" draw:stroke-linejoin="miter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7">
      <style:graphic-properties draw:fill="none" draw:stroke="solid" svg:stroke-width="0.00694in" svg:stroke-color="#44546a" draw:marker-end="a1226" svg:stroke-opacity="100%" draw:stroke-linejoin="miter"/>
    </style:style>
    <style:style style:family="paragraph" style:name="a164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29">
      <style:graphic-properties draw:fill="none" draw:stroke="solid" svg:stroke-width="0.00694in" svg:stroke-color="#44546a" draw:marker-end="a1228" svg:stroke-opacity="100%" draw:stroke-linejoin="miter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48">
      <style:graphic-properties draw:fill="none" draw:stroke="solid" svg:stroke-width="0.00694in" svg:stroke-color="#5b9bd5" draw:marker-end="a1647" svg:stroke-opacity="100%" draw:stroke-linejoin="miter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23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50">
      <style:graphic-properties draw:fill="none" draw:stroke="solid" svg:stroke-width="0.00694in" svg:stroke-color="#5b9bd5" draw:marker-end="a1649" svg:stroke-opacity="100%" draw:stroke-linejoin="miter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55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1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5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6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395">
      <style:graphic-properties draw:fill="none" draw:stroke="solid" svg:stroke-width="0.00694in" svg:stroke-color="#5b9bd5" draw:marker-end="a1394" svg:stroke-opacity="100%" draw:stroke-linejoin="miter"/>
    </style:style>
    <style:style style:family="graphic" style:name="a1397">
      <style:graphic-properties draw:fill="none" draw:stroke="solid" svg:stroke-width="0.00694in" svg:stroke-color="#5b9bd5" draw:marker-end="a1396" svg:stroke-opacity="100%" draw:stroke-linejoin="miter"/>
    </style:style>
    <style:style style:family="paragraph" style:name="a124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24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1">
      <style:graphic-properties draw:fill="none" draw:stroke="solid" svg:stroke-width="0.00694in" svg:stroke-color="#5b9bd5" draw:marker-end="a1510" svg:stroke-opacity="100%" draw:stroke-linejoin="miter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516">
      <style:graphic-properties draw:fill="none" draw:stroke="solid" svg:stroke-width="0.00694in" svg:stroke-color="#5b9bd5" draw:marker-end="a1515" svg:stroke-opacity="100%" draw:stroke-linejoin="miter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252">
      <style:graphic-properties draw:fill="none" draw:stroke="solid" svg:stroke-width="0.00694in" svg:stroke-color="#44546a" draw:marker-end="a1251" svg:stroke-opacity="100%" draw:stroke-linejoin="miter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67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draw:fill="none" draw:stroke="solid" svg:stroke-width="0.00694in" svg:stroke-color="#44546a" draw:marker-end="a1256" svg:stroke-opacity="100%" draw:stroke-linejoin="miter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259">
      <style:graphic-properties draw:fill="none" draw:stroke="solid" svg:stroke-width="0.00694in" svg:stroke-color="#44546a" draw:marker-end="a1258" svg:stroke-opacity="100%" draw:stroke-linejoin="miter"/>
    </style:style>
    <style:style style:family="graphic" style:name="a110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draw:fill="solid" draw:fill-color="#5b9bd5" draw:opacity="100%" draw:stroke="solid" svg:stroke-width="0.02778in" svg:stroke-color="#41719c" svg:stroke-opacity="100%"/>
    </style:style>
    <style:style style:family="text" style:name="a11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drawing-page" style:name="a152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1">
      <style:graphic-properties draw:fill="none" draw:stroke="solid" svg:stroke-width="0.00694in" svg:stroke-color="#44546a" draw:marker-end="a1260" svg:stroke-opacity="100%" draw:stroke-linejoin="miter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2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6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531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4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72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69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23">
      <style:graphic-properties draw:fill="none" draw:stroke="solid" svg:stroke-width="0.00694in" svg:stroke-color="#44546a" draw:marker-end="a1122" svg:stroke-opacity="100%" draw:stroke-linejoin="miter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draw:fill="none" draw:stroke="solid" svg:stroke-width="0.00694in" svg:stroke-color="#44546a" draw:marker-end="a1124" svg:stroke-opacity="100%" draw:stroke-linejoin="miter"/>
    </style:style>
    <style:style style:family="graphic" style:name="a16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54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draw:fill="none" draw:stroke="solid" svg:stroke-width="0.00694in" svg:stroke-color="#44546a" draw:marker-end="a1126" svg:stroke-opacity="100%" draw:stroke-linejoin="miter"/>
    </style:style>
    <style:style style:family="paragraph" style:name="a1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29">
      <style:graphic-properties draw:fill="none" draw:stroke="solid" svg:stroke-width="0.00694in" svg:stroke-color="#44546a" draw:marker-end="a1128" svg:stroke-opacity="100%" draw:stroke-linejoin="miter"/>
    </style:style>
    <style:style style:family="text" style:name="a15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28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draw:fill="none" draw:stroke="solid" svg:stroke-width="0.00694in" svg:stroke-color="#44546a" draw:marker-end="a1130" svg:stroke-opacity="100%" draw:stroke-linejoin="miter"/>
    </style:style>
    <style:style style:family="graphic" style:name="a128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draw:fill="none" draw:stroke="solid" svg:stroke-width="0.00694in" svg:stroke-color="#44546a" draw:marker-end="a1553" svg:stroke-opacity="100%" draw:stroke-linejoin="miter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4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559">
      <style:graphic-properties draw:fill="none" draw:stroke="solid" svg:stroke-width="0.00694in" svg:stroke-color="#44546a" draw:marker-end="a1558" svg:stroke-opacity="100%" draw:stroke-linejoin="miter"/>
    </style:style>
    <style:style style:family="graphic" style:name="a1402">
      <style:graphic-properties draw:fill="none" draw:stroke="solid" svg:stroke-width="0.00694in" svg:stroke-color="#5b9bd5" draw:marker-end="a1401" svg:stroke-opacity="100%" draw:stroke-linejoin="miter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9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1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410">
      <style:graphic-properties draw:fill="none" draw:stroke="solid" svg:stroke-width="0.00694in" svg:stroke-color="#5b9bd5" draw:marker-end="a1409" svg:stroke-opacity="100%" draw:stroke-linejoin="miter"/>
    </style:style>
    <style:style style:family="graphic" style:name="a1569">
      <style:graphic-properties draw:fill="none" draw:stroke="solid" svg:stroke-width="0.00694in" svg:stroke-color="#44546a" draw:marker-end="a1568" svg:stroke-opacity="100%" draw:stroke-linejoin="miter"/>
    </style:style>
    <style:style style:family="graphic" style:name="a1412">
      <style:graphic-properties draw:fill="none" draw:stroke="solid" svg:stroke-width="0.00694in" svg:stroke-color="#5b9bd5" draw:marker-end="a1411" svg:stroke-opacity="100%" draw:stroke-linejoin="miter"/>
    </style:style>
    <style:style style:family="graphic" style:name="a1414">
      <style:graphic-properties draw:fill="none" draw:stroke="solid" svg:stroke-width="0.00694in" svg:stroke-color="#5b9bd5" draw:marker-end="a1413" svg:stroke-opacity="100%" draw:stroke-linejoin="miter"/>
    </style:style>
    <style:style style:family="graphic" style:name="a1416">
      <style:graphic-properties draw:fill="none" draw:stroke="solid" svg:stroke-width="0.00694in" svg:stroke-color="#5b9bd5" draw:marker-end="a1415" svg:stroke-opacity="100%" draw:stroke-linejoin="miter"/>
    </style:style>
    <style:style style:family="graphic" style:name="a1418">
      <style:graphic-properties draw:fill="none" draw:stroke="solid" svg:stroke-width="0.00694in" svg:stroke-color="#5b9bd5" draw:marker-end="a1417" svg:stroke-opacity="100%" draw:stroke-linejoin="miter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1">
      <style:graphic-properties draw:fill="none" draw:stroke="solid" svg:stroke-width="0.00694in" svg:stroke-color="#44546a" draw:marker-end="a1150" svg:stroke-opacity="100%" draw:stroke-linejoin="miter"/>
    </style:style>
    <style:style style:family="graphic" style:name="a1153">
      <style:graphic-properties draw:fill="none" draw:stroke="solid" svg:stroke-width="0.00694in" svg:stroke-color="#44546a" draw:marker-end="a1152" svg:stroke-opacity="100%" draw:stroke-linejoin="miter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paragraph" style:name="a157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58">
      <style:graphic-properties draw:fill="none" draw:stroke="solid" svg:stroke-width="0.00694in" svg:stroke-color="#44546a" draw:marker-end="a1157" svg:stroke-opacity="100%" draw:stroke-linejoin="miter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4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3">
      <style:graphic-properties draw:fill="none" draw:stroke="solid" svg:stroke-width="0.00694in" svg:stroke-color="#5b9bd5" draw:marker-end="a1422" svg:stroke-opacity="100%" draw:stroke-linejoin="miter"/>
    </style:style>
    <style:style style:family="graphic" style:name="a1425">
      <style:graphic-properties draw:fill="none" draw:stroke="solid" svg:stroke-width="0.00694in" svg:stroke-color="#5b9bd5" draw:marker-end="a1424" svg:stroke-opacity="100%" draw:stroke-linejoin="miter"/>
    </style:style>
    <style:style style:family="graphic" style:name="a1427">
      <style:graphic-properties draw:fill="none" draw:stroke="solid" svg:stroke-width="0.00694in" svg:stroke-color="#5b9bd5" draw:marker-end="a1426" svg:stroke-opacity="100%" draw:stroke-linejoin="miter"/>
    </style:style>
    <style:style style:family="graphic" style:name="a1429">
      <style:graphic-properties draw:fill="none" draw:stroke="solid" svg:stroke-width="0.00694in" svg:stroke-color="#5b9bd5" draw:marker-end="a1428" svg:stroke-opacity="100%" draw:stroke-linejoin="miter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5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588">
      <style:graphic-properties draw:fill="none" draw:stroke="solid" svg:stroke-width="0.00694in" svg:stroke-color="#5b9bd5" draw:marker-end="a1587" svg:stroke-opacity="100%" draw:stroke-linejoin="miter"/>
    </style:style>
    <style:style style:family="graphic" style:name="a1431">
      <style:graphic-properties draw:fill="none" draw:stroke="solid" svg:stroke-width="0.00694in" svg:stroke-color="#5b9bd5" draw:marker-end="a1430" svg:stroke-opacity="100%" draw:stroke-linejoin="miter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436">
      <style:graphic-properties draw:fill="none" draw:stroke="solid" svg:stroke-width="0.00694in" svg:stroke-color="#5b9bd5" draw:marker-end="a1435" svg:stroke-opacity="100%" draw:stroke-linejoin="miter"/>
    </style:style>
    <style:style style:family="graphic" style:name="a1438">
      <style:graphic-properties draw:fill="none" draw:stroke="solid" svg:stroke-width="0.00694in" svg:stroke-color="#5b9bd5" draw:marker-end="a1437" svg:stroke-opacity="100%" draw:stroke-linejoin="miter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Slide1" draw:style-name="a1081" draw:master-page-name="Master1-Layout7-blank-En-blanco" presentation:presentation-page-layout-name="Master1-PPL7">
        <draw:custom-shape svg:x="0.11249in" svg:y="0.47618in" svg:width="1.10882in" svg:height="0.54845in" draw:id="id136" draw:style-name="a1084" draw:name="Forma libre 9">
          <svg:desc/>
          <text:p text:style-name="a1083" text:class-names="" text:cond-style-name=""><text:span text:style-name="a1082" text:class-names="">Cliente demuestra intención de compr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72011in" svg:y="0.51954in" svg:width="1.11459in" svg:height="0.46175in" draw:id="id137" draw:style-name="a1087" draw:name="Forma libre 10">
          <svg:desc/>
          <text:p text:style-name="a1086" text:class-names="" text:cond-style-name=""><text:span text:style-name="a1085" text:class-names="">Verifica disponibilidad de la unidad en el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946in" svg:y="1.3868in" svg:width="1.37795in" svg:height="0.42087in" draw:id="id138" draw:style-name="a1090" draw:name="Forma libre 15">
          <svg:desc/>
          <text:p text:style-name="a1089" text:class-names="" text:cond-style-name=""><text:span text:style-name="a1088" text:class-names="">¿Unidad disponible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00843in" svg:y="0.01646in" svg:width="1.42473in" svg:height="8.26772in" draw:id="id139" draw:style-name="a1093" draw:name="Rectángulo 19"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3582in" svg:y="0.01646in" svg:width="5.10839in" svg:height="8.26772in" draw:id="id140" draw:style-name="a1096" draw:name="Rectángulo 20">
          <svg:desc/>
          <text:p text:style-name="a1095" text:class-names="" text:cond-style-name=""><text:span text:style-name="a10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8136in" svg:y="0in" svg:width="6.44294in" svg:height="8.26772in" draw:id="id141" draw:style-name="a1099" draw:name="Rectángulo 21"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1652in" svg:y="0in" svg:width="1.41678in" svg:height="0.3937in" draw:id="id142" draw:style-name="a1102" draw:name="Forma libre 23">
          <svg:desc/>
          <text:p text:style-name="a1101" text:class-names="" text:cond-style-name=""><text:span text:style-name="a1100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44392in" svg:y="0in" svg:width="3.12986in" svg:height="0.3937in" draw:id="id143" draw:style-name="a1105" draw:name="Forma libre 24">
          <svg:desc/>
          <text:p text:style-name="a1104" text:class-names="" text:cond-style-name=""><text:span text:style-name="a1103" text:class-names="">Vended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57377in" svg:y="0in" svg:width="1.98928in" svg:height="0.3937in" draw:id="id144" draw:style-name="a1108" draw:name="Forma libre 25">
          <svg:desc/>
          <text:p text:style-name="a1107" text:class-names="" text:cond-style-name=""><text:span text:style-name="a1106" text:class-names="">Gerente Comercia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67613in" svg:y="2.29866in" svg:width="1.21489in" svg:height="0.63473in" draw:id="id145" draw:style-name="a1112" draw:name="Forma libre 72">
          <svg:desc/>
          <text:p text:style-name="a1111" text:class-names="" text:cond-style-name=""><text:span text:style-name="a1109" text:class-names="">Acuerda con el cliente, precio, forma de pago de la operación y plazos.</text:span><text:span text:style-name="a111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74648in" svg:y="3.17815in" svg:width="1.0847in" svg:height="0.59434in" draw:id="id146" draw:style-name="a1115" draw:name="Forma libre 73">
          <svg:desc/>
          <text:p text:style-name="a1114" text:class-names="" text:cond-style-name=""><text:span text:style-name="a1113" text:class-names="">Asigna la unidad solicita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67095in" svg:y="3.19081in" svg:width="1.16899in" svg:height="0.56902in" draw:id="id147" draw:style-name="a1118" draw:name="Forma libre 74">
          <svg:desc/>
          <text:p text:style-name="a1117" text:class-names="" text:cond-style-name=""><text:span text:style-name="a1116" text:class-names="">Recibe el boleto de ventas. Solicita reserva de unidad y protocol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6305in" svg:y="0in" svg:width="3.1267in" svg:height="0.3937in" draw:id="id148" draw:style-name="a1121" draw:name="Forma libre 75">
          <svg:desc/>
          <text:p text:style-name="a1120" text:class-names="" text:cond-style-name=""><text:span text:style-name="a1119" text:class-names="">Administ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22131in" svg:y1="0.7504in" draw:start-shape="id136" draw:start-glue-point="1" svg:x2="1.72011in" svg:y2="0.75041in" draw:end-shape="id137" draw:end-glue-point="3" draw:id="id149" draw:style-name="a1123" draw:name="Conector recto de flecha 84">
          <svg:desc/>
        </draw:connector>
        <draw:connector draw:type="line" svg:x1="2.48324in" svg:y1="1.18096in" draw:start-shape="id137" draw:start-glue-point="2" svg:x2="2.07774in" svg:y2="1.18713in" draw:end-shape="id138" draw:end-glue-point="0" draw:id="id150" draw:style-name="a1125" draw:transform="translate(-2.28049in -1.18404in) rotate(-1.5708) translate(2.28049in 1.18404in)" draw:name="Conector recto de flecha 88">
          <svg:desc/>
        </draw:connector>
        <draw:connector draw:type="line" svg:x1="2.03808in" svg:y1="2.05316in" draw:start-shape="id138" draw:start-glue-point="2" svg:x2="2.52907in" svg:y2="2.0549in" draw:end-shape="id145" draw:end-glue-point="0" draw:id="id151" draw:style-name="a1127" draw:transform="translate(-2.28358in -2.05403in) rotate(-1.5708) translate(2.28358in 2.05403in)" draw:name="Conector recto de flecha 92">
          <svg:desc/>
        </draw:connector>
        <draw:connector draw:type="line" svg:x1="2.97254in" svg:y1="3.4217in" svg:x2="3.21687in" svg:y2="3.42151in" draw:id="id152" draw:style-name="a1129" draw:name="Conector recto de flecha 94">
          <svg:desc/>
        </draw:connector>
        <draw:connector draw:type="line" svg:x1="8.83994in" svg:y1="3.47532in" draw:start-shape="id147" draw:start-glue-point="1" svg:x2="9.74648in" svg:y2="3.47706in" draw:end-shape="id146" draw:end-glue-point="3" draw:id="id153" draw:style-name="a1131" draw:name="Conector recto de flecha 96">
          <svg:desc/>
        </draw:connector>
        <draw:frame draw:id="id154" draw:style-name="a1134" draw:name="CuadroTexto 110" svg:x="1.91266in" svg:y="1.89299in" svg:width="0.29409in" svg:height="0.32019in">
          <draw:text-box>
            <text:p text:style-name="a1133" text:class-names="" text:cond-style-name=""><text:span text:style-name="a1132" text:class-names="">SI</text:span></text:p>
          </draw:text-box>
          <svg:desc/>
        </draw:frame>
        <draw:frame draw:id="id155" draw:style-name="a1137" draw:name="CuadroTexto 111" svg:x="2.83885in" svg:y="1.29838in" svg:width="0.43346in" svg:height="0.1958in">
          <draw:text-box>
            <text:p text:style-name="a1136" text:class-names="" text:cond-style-name=""><text:span text:style-name="a1135" text:class-names="">NO</text:span></text:p>
          </draw:text-box>
          <svg:desc/>
        </draw:frame>
        <draw:frame draw:id="id156" draw:style-name="a1140" draw:name="CuadroTexto 113" svg:x="8.61508in" svg:y="4.18457in" svg:width="0.43346in" svg:height="0.20906in">
          <draw:text-box>
            <text:p text:style-name="a1139" text:class-names="" text:cond-style-name=""><text:span text:style-name="a1138" text:class-names="">NO</text:span></text:p>
          </draw:text-box>
          <svg:desc/>
        </draw:frame>
        <draw:custom-shape svg:x="3.25578in" svg:y="1.27456in" svg:width="1.21489in" svg:height="0.63473in" draw:id="id157" draw:style-name="a1144" draw:name="Forma libre 72">
          <svg:desc/>
          <text:p text:style-name="a1143" text:class-names="" text:cond-style-name=""><text:span text:style-name="a1141" text:class-names="">Consulta al Gerente Comercial la posibilidad de adquirir la unidad solicitada</text:span><text:span text:style-name="a114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8983in" svg:y="1.38149in" svg:width="1.37795in" svg:height="0.42087in" draw:id="id158" draw:style-name="a1149" draw:name="Forma libre 15">
          <svg:desc/>
          <text:p text:style-name="a1148" text:class-names="" text:cond-style-name=""><text:span text:style-name="a1145" text:class-names="">¿</text:span><text:span text:style-name="a1146" text:class-names="">Se solicita unidad a MB</text:span><text:span text:style-name="a1147" text:class-names="">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4.47067in" svg:y1="1.59192in" draw:start-shape="id157" draw:start-glue-point="1" svg:x2="4.88983in" svg:y2="1.59366in" draw:end-shape="id158" draw:end-glue-point="5" draw:id="id159" draw:style-name="a1151" draw:name="Conector recto de flecha 64">
          <svg:desc/>
        </draw:connector>
        <draw:connector draw:type="line" svg:x1="3.11682in" svg:y1="1.7362in" draw:start-shape="id138" draw:start-glue-point="7" svg:x2="3.11151in" svg:y2="1.45296in" draw:end-shape="id157" draw:end-glue-point="3" draw:id="id160" draw:style-name="a1153" draw:transform="translate(-3.11416in -1.59458in) rotate(-1.5708) translate(3.11416in 1.59458in)" draw:name="Conector recto de flecha 66">
          <svg:desc/>
        </draw:connector>
        <draw:custom-shape svg:x="5.29696in" svg:y="0.85509in" svg:width="0.55931in" svg:height="0.2052in" draw:id="id161" draw:style-name="a1156" draw:name="Terminador 54">
          <svg:desc/>
          <text:p text:style-name="a1155" text:class-names="" text:cond-style-name=""><text:span text:style-name="a1154" text:class-names="">Fin</text:span></text:p>
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5"/>
            <draw:equation draw:name="f7" draw:formula="18125"/>
            <draw:equation draw:name="f8" draw:formula="10800"/>
            <draw:equation draw:name="f9" draw:formula="?f5 - ?f4"/>
            <draw:equation draw:name="f10" draw:formula="?f9 / 21600"/>
            <draw:equation draw:name="f11" draw:formula="?f9 * 1018"/>
            <draw:equation draw:name="f12" draw:formula="?f9 * 20582"/>
            <draw:equation draw:name="f13" draw:formula="?f9 * 3163"/>
            <draw:equation draw:name="f14" draw:formula="?f9 * 18437"/>
            <draw:equation draw:name="f15" draw:formula="?f11 / 21600"/>
            <draw:equation draw:name="f16" draw:formula="?f12 / 21600"/>
            <draw:equation draw:name="f17" draw:formula="?f13 / 21600"/>
            <draw:equation draw:name="f18" draw:formula="?f14 / 21600"/>
            <draw:equation draw:name="f19" draw:formula="?f15 / ?f10"/>
            <draw:equation draw:name="f20" draw:formula="?f16 / ?f10"/>
            <draw:equation draw:name="f21" draw:formula="?f17 / ?f10"/>
            <draw:equation draw:name="f22" draw:formula="?f18 / ?f10"/>
            <draw:equation draw:name="f23" draw:formula="21550000 - ?f1"/>
            <draw:equation draw:name="f24" draw:formula="if(?f23, ?f1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3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6"/>
            <draw:equation draw:name="f34" draw:formula="sin(?f30)"/>
            <draw:equation draw:name="f35" draw:formula="0 - ?f34"/>
            <draw:equation draw:name="f36" draw:formula="?f35 * ?f8"/>
            <draw:equation draw:name="f37" draw:formula="sqrt(?f33 * ?f33 + ?f36 * ?f36 + 0 * 0)"/>
            <draw:equation draw:name="f38" draw:formula="?f6 * ?f8 / ?f37"/>
            <draw:equation draw:name="f39" draw:formula="?f35 * ?f38"/>
            <draw:equation draw:name="f40" draw:formula="?f7 - ?f39"/>
            <draw:equation draw:name="f41" draw:formula="?f32 * ?f38"/>
            <draw:equation draw:name="f42" draw:formula="?f4 - ?f41"/>
            <draw:equation draw:name="f43" draw:formula="?f40 - ?f6"/>
            <draw:equation draw:name="f44" draw:formula="?f42 - ?f8"/>
            <draw:equation draw:name="f45" draw:formula="?f40 + ?f6"/>
            <draw:equation draw:name="f46" draw:formula="?f42 + ?f8"/>
            <draw:equation draw:name="f47" draw:formula="?f27 + ?f2"/>
            <draw:equation draw:name="f48" draw:formula="?f47 * ?f3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6"/>
            <draw:equation draw:name="f53" draw:formula="sin(?f49)"/>
            <draw:equation draw:name="f54" draw:formula="0 - ?f53"/>
            <draw:equation draw:name="f55" draw:formula="?f54 * ?f8"/>
            <draw:equation draw:name="f56" draw:formula="sqrt(?f52 * ?f52 + ?f55 * ?f55 + 0 * 0)"/>
            <draw:equation draw:name="f57" draw:formula="?f6 * ?f8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7, ?f43)"/>
            <draw:equation draw:name="f63" draw:formula="if(?f26, ?f4, ?f44)"/>
            <draw:equation draw:name="f64" draw:formula="if(?f26, ?f7, ?f45)"/>
            <draw:equation draw:name="f65" draw:formula="if(?f26, ?f4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?f2 + ?f26"/>
            <draw:equation draw:name="f71" draw:formula="?f2 + ?f2"/>
            <draw:equation draw:name="f72" draw:formula="?f71 * ?f3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6"/>
            <draw:equation draw:name="f77" draw:formula="sin(?f73)"/>
            <draw:equation draw:name="f78" draw:formula="0 - ?f77"/>
            <draw:equation draw:name="f79" draw:formula="?f78 * ?f8"/>
            <draw:equation draw:name="f80" draw:formula="sqrt(?f76 * ?f76 + ?f79 * ?f79 + 0 * 0)"/>
            <draw:equation draw:name="f81" draw:formula="?f6 * ?f8 / ?f80"/>
            <draw:equation draw:name="f82" draw:formula="?f78 * ?f81"/>
            <draw:equation draw:name="f83" draw:formula="?f6 - ?f82"/>
            <draw:equation draw:name="f84" draw:formula="?f75 * ?f81"/>
            <draw:equation draw:name="f85" draw:formula="?f5 - ?f84"/>
            <draw:equation draw:name="f86" draw:formula="?f83 - ?f6"/>
            <draw:equation draw:name="f87" draw:formula="?f85 - ?f8"/>
            <draw:equation draw:name="f88" draw:formula="?f83 + ?f6"/>
            <draw:equation draw:name="f89" draw:formula="?f85 + ?f8"/>
            <draw:equation draw:name="f90" draw:formula="?f70 + ?f2"/>
            <draw:equation draw:name="f91" draw:formula="?f90 * ?f3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6"/>
            <draw:equation draw:name="f96" draw:formula="sin(?f92)"/>
            <draw:equation draw:name="f97" draw:formula="0 - ?f96"/>
            <draw:equation draw:name="f98" draw:formula="?f97 * ?f8"/>
            <draw:equation draw:name="f99" draw:formula="sqrt(?f95 * ?f95 + ?f98 * ?f98 + 0 * 0)"/>
            <draw:equation draw:name="f100" draw:formula="?f6 * ?f8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6, ?f86)"/>
            <draw:equation draw:name="f106" draw:formula="if(?f26, ?f5, ?f87)"/>
            <draw:equation draw:name="f107" draw:formula="if(?f26, ?f6, ?f88)"/>
            <draw:equation draw:name="f108" draw:formula="if(?f26, ?f5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</draw:enhanced-geometry>
        </draw:custom-shape>
        <draw:connector draw:type="line" svg:x1="5.41711in" svg:y1="1.22198in" draw:start-shape="id158" draw:start-glue-point="0" svg:x2="5.73831in" svg:y2="1.21979in" draw:end-shape="id161" draw:end-glue-point="2" draw:id="id162" draw:style-name="a1158" draw:transform="translate(-5.57771in -1.22089in) rotate(-1.5708) translate(5.57771in 1.22089in)" draw:name="Conector recto de flecha 74">
          <svg:desc/>
        </draw:connector>
        <draw:frame draw:id="id163" draw:style-name="a1161" draw:name="CuadroTexto 113" svg:x="5.67457in" svg:y="1.1347in" svg:width="0.43346in" svg:height="0.20906in">
          <draw:text-box>
            <text:p text:style-name="a1160" text:class-names="" text:cond-style-name=""><text:span text:style-name="a1159" text:class-names="">NO</text:span></text:p>
          </draw:text-box>
          <svg:desc/>
        </draw:frame>
        <draw:custom-shape svg:x="3.20341in" svg:y="3.15247in" svg:width="1.21489in" svg:height="0.63473in" draw:id="id164" draw:style-name="a1165" draw:name="Forma libre 72">
          <svg:desc/>
          <text:p text:style-name="a1164" text:class-names="" text:cond-style-name=""><text:span text:style-name="a1162" text:class-names="">Confecciona el Boleto de Venta y los anexos</text:span><text:span text:style-name="a116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51308in" svg:y="5.11603in" svg:width="1.0847in" svg:height="0.59434in" draw:id="id165" draw:style-name="a1168" draw:name="Forma libre 73">
          <svg:desc/>
          <text:p text:style-name="a1167" text:class-names="" text:cond-style-name=""><text:span text:style-name="a1166" text:class-names="">Confecciona el protocolo de la ope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62186in" svg:y="4.29267in" svg:width="1.27347in" svg:height="0.42755in" draw:id="id166" draw:style-name="a1171" draw:name="Forma libre 15">
          <svg:desc/>
          <text:p text:style-name="a1170" text:class-names="" text:cond-style-name=""><text:span text:style-name="a1169" text:class-names="">¿Cliente flotista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9.67406in" svg:y="0.01032in" svg:width="1.35783in" svg:height="0.38338in" draw:id="id167" draw:style-name="a1174" draw:name="Forma libre 75">
          <svg:desc/>
          <text:p text:style-name="a1173" text:class-names="" text:cond-style-name=""><text:span text:style-name="a1172" text:class-names="">Jefe de Administ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55179in" svg:y="0.01646in" svg:width="3.11468in" svg:height="8.26772in" draw:id="id168" draw:style-name="a1177" draw:name="Rectángulo 19">
          <svg:desc/>
          <text:p text:style-name="a1176" text:class-names="" text:cond-style-name=""><text:span text:style-name="a11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9665in" svg:y="3.21127in" svg:width="1.37795in" svg:height="0.42087in" draw:id="id169" draw:style-name="a1180" draw:name="Forma libre 15">
          <svg:desc/>
          <text:p text:style-name="a1179" text:class-names="" text:cond-style-name=""><text:span text:style-name="a1178" text:class-names="">¿Es venta con crédito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2.42354in" svg:y1="3.0713in" draw:start-shape="id145" draw:start-glue-point="2" svg:x2="2.14566in" svg:y2="3.07335in" draw:end-shape="id169" draw:end-glue-point="0" draw:id="id170" draw:style-name="a1182" draw:transform="translate(-2.2846in -3.07233in) rotate(-1.5708) translate(2.2846in 3.07233in)" draw:name="Conector recto de flecha 110">
          <svg:desc/>
        </draw:connector>
        <draw:custom-shape svg:x="0.12473in" svg:y="3.15846in" svg:width="1.1767in" svg:height="0.54022in" draw:id="id171" draw:style-name="a1185" draw:name="Proceso predefinido 112">
          <svg:desc/>
          <text:p text:style-name="a1184" text:class-names="" text:cond-style-name=""><text:span text:style-name="a1183" text:class-names="">Venta de Unidades Financiadas</text:span></text:p>
          <draw:enhanced-geometry xmlns:dr3d="urn:oasis:names:tc:opendocument:xmlns:dr3d:1.0" draw:type="non-primitive" svg:viewBox="0 0 1075973 493981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.0001, -270.0001, -180, -90">
            <draw:equation draw:name="f0" draw:formula="0"/>
            <draw:equation draw:name="f1" draw:formula="1075973"/>
            <draw:equation draw:name="f2" draw:formula="493981"/>
            <draw:equation draw:name="f3" draw:formula="134497"/>
            <draw:equation draw:name="f4" draw:formula="941476"/>
            <draw:equation draw:name="f5" draw:formula="?f2 - ?f0"/>
            <draw:equation draw:name="f6" draw:formula="?f1 - ?f0"/>
            <draw:equation draw:name="f7" draw:formula="?f6 / 1075973"/>
            <draw:equation draw:name="f8" draw:formula="?f5 / 493981"/>
            <draw:equation draw:name="f9" draw:formula="537987 / ?f7"/>
            <draw:equation draw:name="f10" draw:formula="0 / ?f8"/>
            <draw:equation draw:name="f11" draw:formula="0 / ?f7"/>
            <draw:equation draw:name="f12" draw:formula="246991 / ?f8"/>
            <draw:equation draw:name="f13" draw:formula="493981 / ?f8"/>
            <draw:equation draw:name="f14" draw:formula="1075973 / ?f7"/>
            <draw:equation draw:name="f15" draw:formula="134497 / ?f7"/>
            <draw:equation draw:name="f16" draw:formula="941476 / ?f7"/>
          </draw:enhanced-geometry>
        </draw:custom-shape>
        <draw:connector draw:type="line" svg:x1="1.45247in" svg:y1="3.57275in" draw:start-shape="id169" draw:start-glue-point="5" svg:x2="1.44561in" svg:y2="3.27753in" draw:end-shape="id171" draw:end-glue-point="1" draw:id="id172" draw:style-name="a1187" draw:transform="translate(-1.44904in -3.42514in) rotate(-4.71239) translate(1.44904in 3.42514in)" draw:name="Conector recto de flecha 114">
          <svg:desc/>
        </draw:connector>
        <draw:custom-shape svg:x="6.66837in" svg:y="5.06587in" svg:width="1.0847in" svg:height="0.59434in" draw:id="id173" draw:style-name="a1190" draw:name="Forma libre 73">
          <svg:desc/>
          <text:p text:style-name="a1189" text:class-names="" text:cond-style-name=""><text:span text:style-name="a1188" text:class-names="">Solicita a MB el envío del precio de lista para el cliente correspond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6919in" svg:y="5.91667in" svg:width="1.0847in" svg:height="0.59434in" draw:id="id174" draw:style-name="a1194" draw:name="Forma libre 73">
          <svg:desc/>
          <text:p text:style-name="a1193" text:class-names="" text:cond-style-name=""><text:span text:style-name="a1191" text:class-names="">Solicita aprobación del gerente comercial<text:s text:c="1"/></text:span><text:span text:style-name="a119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89866in" svg:y="6.00341in" svg:width="1.37795in" svg:height="0.42087in" draw:id="id175" draw:style-name="a1197" draw:name="Forma libre 15">
          <svg:desc/>
          <text:p text:style-name="a1196" text:class-names="" text:cond-style-name=""><text:span text:style-name="a1195" text:class-names="">¿Aprueba protocolo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6.74114in" svg:y="7.00547in" svg:width="1.0847in" svg:height="0.59434in" draw:id="id176" draw:style-name="a1201" draw:name="Forma libre 73">
          <svg:desc/>
          <text:p text:style-name="a1200" text:class-names="" text:cond-style-name=""><text:span text:style-name="a1198" text:class-names="">Adjunta protocolo al legajo. Ingresa el Boleto de Venta al sistema.</text:span><text:span text:style-name="a119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23261in" svg:y="5.91261in" svg:width="1.17747in" svg:height="0.59434in" draw:id="id177" draw:style-name="a1205" draw:name="Forma libre 73">
          <svg:desc/>
          <text:p text:style-name="a1204" text:class-names="" text:cond-style-name=""><text:span text:style-name="a1202" text:class-names="">Acuerda nuevas condiciones de venta con el cliente</text:span><text:span text:style-name="a120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7534in" svg:y1="4.85515in" draw:start-shape="id177" draw:start-glue-point="0" svg:x2="4.87881in" svg:y2="4.84466in" draw:end-shape="id164" draw:end-glue-point="2" draw:id="id178" draw:style-name="a1207" draw:transform="translate(-3.8161in -4.8499in) rotate(-1.5708) translate(3.8161in 4.8499in)" draw:name="Conector recto de flecha 129">
          <svg:desc/>
        </draw:connector>
        <draw:connector draw:type="line" svg:x1="4.41008in" svg:y1="6.20978in" draw:start-shape="id175" draw:start-glue-point="3" svg:x2="4.89866in" svg:y2="6.21385in" draw:end-shape="id177" draw:end-glue-point="1" draw:id="id179" draw:style-name="a1209" draw:transform="translate(-4.65437in -6.21181in) rotate(-3.14159) translate(4.65437in 6.21181in)" draw:name="Conector recto de flecha 134">
          <svg:desc/>
        </draw:connector>
        <draw:connector draw:type="standard" svg:x1="8.89533in" svg:y1="4.50644in" draw:start-shape="id166" draw:start-glue-point="1" svg:x2="9.05543in" svg:y2="5.11603in" draw:end-shape="id165" draw:end-glue-point="0" draw:id="id180" draw:style-name="a1211" draw:name="Conector angular 144">
          <svg:desc/>
        </draw:connector>
        <draw:connector draw:type="line" svg:x1="8.52344in" svg:y1="4.02467in" draw:start-shape="id147" draw:start-glue-point="2" svg:x2="7.9906in" svg:y2="4.02782in" draw:end-shape="id166" draw:end-glue-point="0" draw:id="id181" draw:style-name="a1213" draw:transform="translate(-8.25702in -4.02625in) rotate(-1.5708) translate(8.25702in 4.02625in)" draw:name="Conector recto de flecha 154">
          <svg:desc/>
        </draw:connector>
        <draw:connector draw:type="standard" svg:x1="6.60357in" svg:y1="6.28671in" draw:start-shape="id175" draw:start-glue-point="2" svg:x2="5.72521in" svg:y2="7.44021in" draw:end-shape="id176" draw:end-glue-point="3" draw:id="id182" draw:style-name="a1215" draw:transform="translate(-6.16439in -6.86346in) rotate(-1.5708) translate(6.16439in 6.86346in)" draw:name="Conector angular 158">
          <svg:desc/>
        </draw:connector>
        <draw:connector draw:type="line" svg:x1="7.33936in" svg:y1="5.78803in" draw:start-shape="id173" draw:start-glue-point="2" svg:x2="7.0829in" svg:y2="5.78885in" draw:end-shape="id174" draw:end-glue-point="0" draw:id="id183" draw:style-name="a1217" draw:transform="translate(-7.21113in -5.78844in) rotate(-1.5708) translate(7.21113in 5.78844in)" draw:name="Conector recto de flecha 162">
          <svg:desc/>
        </draw:connector>
        <draw:connector draw:type="line" svg:x1="6.27661in" svg:y1="6.21384in" draw:start-shape="id174" draw:start-glue-point="3" svg:x2="6.66919in" svg:y2="6.21384in" draw:end-shape="id175" draw:end-glue-point="1" draw:id="id184" draw:style-name="a1219" draw:transform="translate(-6.4729in -6.21384in) rotate(-3.14159) translate(6.4729in 6.21384in)" draw:name="Conector recto de flecha 165">
          <svg:desc/>
        </draw:connector>
        <draw:connector draw:type="standard" svg:x1="8.15292in" svg:y1="5.31133in" draw:start-shape="id165" draw:start-glue-point="2" svg:x2="8.6564in" svg:y2="6.61288in" draw:end-shape="id174" draw:end-glue-point="1" draw:id="id185" draw:style-name="a1221" draw:transform="translate(-8.40466in -5.9621in) rotate(-1.5708) translate(8.40466in 5.9621in)" draw:name="Conector angular 182">
          <svg:desc/>
        </draw:connector>
        <draw:custom-shape svg:x="8.07273in" svg:y="7.00547in" svg:width="1.0847in" svg:height="0.59434in" draw:id="id186" draw:style-name="a1225" draw:name="Forma libre 73">
          <svg:desc/>
          <text:p text:style-name="a1224" text:class-names="" text:cond-style-name=""><text:span text:style-name="a1222" text:class-names="">Presenta Boleto de venta en caja</text:span><text:span text:style-name="a122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7.82584in" svg:y1="7.30264in" draw:start-shape="id176" draw:start-glue-point="1" svg:x2="8.07273in" svg:y2="7.30438in" draw:end-shape="id186" draw:end-glue-point="3" draw:id="id187" draw:style-name="a1227" draw:name="Conector recto de flecha 186">
          <svg:desc/>
        </draw:connector>
        <draw:connector draw:type="standard" svg:x1="7.73238in" svg:y1="4.95532in" draw:start-shape="id166" draw:start-glue-point="5" svg:x2="7.17295in" svg:y2="4.61695in" draw:id="id188" draw:style-name="a1229" draw:transform="translate(-7.45266in -4.78613in) rotate(-4.71239) translate(7.45266in 4.78613in)" draw:name="Conector angular 62">
          <svg:desc/>
        </draw:connector>
        <draw:frame draw:id="id189" draw:style-name="a1232" draw:name="CuadroTexto 110" svg:x="7.18067in" svg:y="4.22791in" svg:width="0.34063in" svg:height="0.33067in">
          <draw:text-box>
            <text:p text:style-name="a1231" text:class-names="" text:cond-style-name=""><text:span text:style-name="a1230" text:class-names="">SI</text:span></text:p>
          </draw:text-box>
          <svg:desc/>
        </draw:frame>
        <draw:frame draw:id="id190" draw:style-name="a1235" draw:name="CuadroTexto 110" svg:x="1.47271in" svg:y="3.17326in" svg:width="0.31551in" svg:height="0.25531in">
          <draw:text-box>
            <text:p text:style-name="a1234" text:class-names="" text:cond-style-name=""><text:span text:style-name="a1233" text:class-names="">SI</text:span></text:p>
          </draw:text-box>
          <svg:desc/>
        </draw:frame>
        <draw:frame draw:id="id191" draw:style-name="a1238" draw:name="CuadroTexto 111" svg:x="2.8044in" svg:y="3.15247in" svg:width="0.43346in" svg:height="0.1958in">
          <draw:text-box>
            <text:p text:style-name="a1237" text:class-names="" text:cond-style-name=""><text:span text:style-name="a1236" text:class-names="">NO</text:span></text:p>
          </draw:text-box>
          <svg:desc/>
        </draw:frame>
        <draw:frame draw:id="id192" draw:style-name="a1241" draw:name="CuadroTexto 110" svg:x="6.22426in" svg:y="5.91261in" svg:width="0.29409in" svg:height="0.32019in">
          <draw:text-box>
            <text:p text:style-name="a1240" text:class-names="" text:cond-style-name=""><text:span text:style-name="a1239" text:class-names="">SI</text:span></text:p>
          </draw:text-box>
          <svg:desc/>
        </draw:frame>
        <draw:frame draw:id="id193" draw:style-name="a1244" draw:name="CuadroTexto 111" svg:x="4.55682in" svg:y="5.92838in" svg:width="0.43346in" svg:height="0.1958in">
          <draw:text-box>
            <text:p text:style-name="a1243" text:class-names="" text:cond-style-name=""><text:span text:style-name="a1242" text:class-names="">NO</text:span></text:p>
          </draw:text-box>
          <svg:desc/>
        </draw:frame>
        <draw:frame draw:id="id194" draw:style-name="a1247" draw:name="CuadroTexto 110" svg:x="6.28379in" svg:y="1.2845in" svg:width="0.29409in" svg:height="0.32019in">
          <draw:text-box>
            <text:p text:style-name="a1246" text:class-names="" text:cond-style-name=""><text:span text:style-name="a1245" text:class-names="">SI</text:span></text:p>
          </draw:text-box>
          <svg:desc/>
        </draw:frame>
        <draw:custom-shape svg:x="6.9108in" svg:y="1.32004in" svg:width="1.1767in" svg:height="0.54022in" draw:id="id195" draw:style-name="a1250" draw:name="Proceso predefinido 112">
          <svg:desc/>
          <text:p text:style-name="a1249" text:class-names="" text:cond-style-name=""><text:span text:style-name="a1248" text:class-names="">Gestión de Pedido de Unidades a MB</text:span></text:p>
          <draw:enhanced-geometry xmlns:dr3d="urn:oasis:names:tc:opendocument:xmlns:dr3d:1.0" draw:type="non-primitive" svg:viewBox="0 0 1075973 493981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.0001, -270.0001, -180, -90">
            <draw:equation draw:name="f0" draw:formula="0"/>
            <draw:equation draw:name="f1" draw:formula="1075973"/>
            <draw:equation draw:name="f2" draw:formula="493981"/>
            <draw:equation draw:name="f3" draw:formula="134497"/>
            <draw:equation draw:name="f4" draw:formula="941476"/>
            <draw:equation draw:name="f5" draw:formula="?f2 - ?f0"/>
            <draw:equation draw:name="f6" draw:formula="?f1 - ?f0"/>
            <draw:equation draw:name="f7" draw:formula="?f6 / 1075973"/>
            <draw:equation draw:name="f8" draw:formula="?f5 / 493981"/>
            <draw:equation draw:name="f9" draw:formula="537987 / ?f7"/>
            <draw:equation draw:name="f10" draw:formula="0 / ?f8"/>
            <draw:equation draw:name="f11" draw:formula="0 / ?f7"/>
            <draw:equation draw:name="f12" draw:formula="246991 / ?f8"/>
            <draw:equation draw:name="f13" draw:formula="493981 / ?f8"/>
            <draw:equation draw:name="f14" draw:formula="1075973 / ?f7"/>
            <draw:equation draw:name="f15" draw:formula="134497 / ?f7"/>
            <draw:equation draw:name="f16" draw:formula="941476 / ?f7"/>
          </draw:enhanced-geometry>
        </draw:custom-shape>
        <draw:connector draw:type="line" svg:x1="6.26778in" svg:y1="1.59192in" draw:start-shape="id158" draw:start-glue-point="1" svg:x2="6.9108in" svg:y2="1.59015in" draw:end-shape="id195" draw:end-glue-point="3" draw:id="id196" draw:style-name="a1252" draw:name="Conector recto de flecha 77">
          <svg:desc/>
        </draw:connector>
        <draw:custom-shape svg:x="4.9282in" svg:y="3.26488in" svg:width="1.37795in" svg:height="0.42087in" draw:id="id197" draw:style-name="a1255" draw:name="Forma libre 15">
          <svg:desc/>
          <text:p text:style-name="a1254" text:class-names="" text:cond-style-name=""><text:span text:style-name="a1253" text:class-names="">¿Aprueba operación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4.4183in" svg:y1="3.46983in" draw:start-shape="id164" draw:start-glue-point="1" svg:x2="4.9282in" svg:y2="3.47531in" draw:end-shape="id197" draw:end-glue-point="5" draw:id="id198" draw:style-name="a1257" draw:name="Conector recto de flecha 80">
          <svg:desc/>
        </draw:connector>
        <draw:connector draw:type="line" svg:x1="6.30615in" svg:y1="3.47531in" draw:start-shape="id197" draw:start-glue-point="1" svg:x2="7.67095in" svg:y2="3.47532in" draw:end-shape="id147" draw:end-glue-point="3" draw:id="id199" draw:style-name="a1259" draw:name="Conector recto de flecha 83">
          <svg:desc/>
        </draw:connector>
        <draw:connector draw:type="standard" svg:x1="3.92967in" svg:y1="4.30353in" draw:start-shape="id197" draw:start-glue-point="0" svg:x2="4.57853in" svg:y2="1.57737in" draw:end-shape="id145" draw:end-glue-point="1" draw:id="id200" draw:style-name="a1261" draw:transform="translate(-4.2541in -2.94045in) rotate(-1.5708) translate(4.2541in 2.94045in)" draw:name="Conector angular 87">
          <svg:desc/>
        </draw:connector>
        <draw:frame draw:id="id201" draw:style-name="a1264" draw:name="CuadroTexto 110" svg:x="6.18589in" svg:y="3.20962in" svg:width="0.31551in" svg:height="0.25531in">
          <draw:text-box>
            <text:p text:style-name="a1263" text:class-names="" text:cond-style-name=""><text:span text:style-name="a1262" text:class-names="">SI</text:span></text:p>
          </draw:text-box>
          <svg:desc/>
        </draw:frame>
        <draw:frame draw:id="id202" draw:style-name="a1267" draw:name="CuadroTexto 111" svg:x="3.12033in" svg:y="2.39836in" svg:width="0.43346in" svg:height="0.1958in">
          <draw:text-box>
            <text:p text:style-name="a1266" text:class-names="" text:cond-style-name=""><text:span text:style-name="a1265" text:class-names="">NO</text:span></text:p>
          </draw:text-box>
          <svg:desc/>
        </draw:frame>
        <presentation:notes draw:style-name="a1273">
          <draw:frame draw:id="id203" draw:style-name="a1270" draw:name="Marcador de número de diapositiva 6" svg:x="4.67953in" svg:y="11.10827in" svg:width="3.5878in" svg:height="0.58425in">
            <draw:text-box>
              <text:p text:style-name="a1269" text:class-names="" text:cond-style-name=""><text:span text:style-name="a1268" text:class-names=""><text:page-number style:num-format="1" text:fixed="false"/></text:span></text:p>
            </draw:text-box>
            <svg:desc/>
          </draw:frame>
          <draw:frame draw:id="id204" presentation:style-name="a1271" draw:name="Marcador de notas 1" svg:x="0.82677in" svg:y="5.55394in" svg:width="6.61378in" svg:height="5.26181in" presentation:class="notes" presentation:placeholder="true">
            <draw:text-box/>
            <svg:desc/>
          </draw:frame>
          <draw:page-thumbnail draw:page-number="1" svg:x="1.21007in" svg:y="0.88889in" svg:width="5.84549in" svg:height="4.38368in" presentation:class="page" draw:id="id205" presentation:style-name="a1272" draw:name="Marcador de imagen de diapositiva 2">
            <svg:desc/>
          </draw:page-thumbnail>
        </presentation:notes>
      </draw:page>
      <draw:page draw:name="Slide2" draw:style-name="a1274" draw:master-page-name="Master2-Layout7-blank-En-blanco" presentation:presentation-page-layout-name="Master2-PPL7">
        <draw:custom-shape svg:x="6.50287in" svg:y="0.00266in" svg:width="1.47513in" svg:height="0.35784in" draw:id="id206" draw:style-name="a1277" draw:name="Forma libre 17">
          <svg:desc/>
          <text:p text:style-name="a1276" text:class-names="" text:cond-style-name=""><text:span text:style-name="a1275" text:class-names=""> Factu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493in" svg:y="0.00532in" svg:width="1.48034in" svg:height="8.26772in" draw:id="id207" draw:style-name="a1280" draw:name="Rectángulo 19">
          <svg:desc/>
          <text:p text:style-name="a1279" text:class-names="" text:cond-style-name=""><text:span text:style-name="a12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7334in" svg:y="0.00266in" svg:width="1.59364in" svg:height="0.35784in" draw:id="id208" draw:style-name="a1283" draw:name="Forma libre 34">
          <svg:desc/>
          <text:p text:style-name="a1282" text:class-names="" text:cond-style-name=""><text:span text:style-name="a1281" text:class-names="">Vended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40127in" svg:y="0.00266in" svg:width="3.10159in" svg:height="0.3628in" draw:id="id209" draw:style-name="a1286" draw:name="Forma libre 67">
          <svg:desc/>
          <text:p text:style-name="a1285" text:class-names="" text:cond-style-name=""><text:span text:style-name="a1284" text:class-names="">Caj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40496in" svg:y="0.00036in" svg:width="3.09005in" svg:height="8.26772in" draw:id="id210" draw:style-name="a1289" draw:name="Rectángulo 68">
          <svg:desc/>
          <text:p text:style-name="a1288" text:class-names="" text:cond-style-name=""><text:span text:style-name="a12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1214in" svg:y="0in" svg:width="1.99171in" svg:height="0.35856in" draw:id="id211" draw:style-name="a1292" draw:name="Forma libre 70">
          <svg:desc/>
          <text:p text:style-name="a1291" text:class-names="" text:cond-style-name=""><text:span text:style-name="a1290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41012in" svg:y="0.00036in" svg:width="1.99115in" svg:height="8.26772in" draw:id="id212" draw:style-name="a1295" draw:name="Rectángulo 71">
          <svg:desc/>
          <text:p text:style-name="a1294" text:class-names="" text:cond-style-name=""><text:span text:style-name="a12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97911in" svg:y="0.00326in" svg:width="1.58787in" svg:height="8.25838in" draw:id="id213" draw:style-name="a1298" draw:name="Rectángulo 73">
          <svg:desc/>
          <text:p text:style-name="a1297" text:class-names="" text:cond-style-name=""><text:span text:style-name="a12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644in" svg:y="0.47586in" svg:width="1.12549in" svg:height="0.6546in" draw:id="id214" draw:style-name="a1302" draw:name="Forma libre 74">
          <svg:desc/>
          <text:p text:style-name="a1301" text:class-names="" text:cond-style-name=""><text:span text:style-name="a1299" text:class-names="">Realiza pago en concepto de seña de la unidad.<text:s text:c="1"/></text:span><text:span text:style-name="a130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03646in" svg:y="0.6112in" svg:width="1.35968in" svg:height="0.38037in" draw:id="id215" draw:style-name="a1305" draw:name="Forma libre 76">
          <svg:desc/>
          <text:p text:style-name="a1304" text:class-names="" text:cond-style-name=""><text:span text:style-name="a1303" text:class-names="">¿Cliente Nuevo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8.19398in" svg:y="4.66318in" svg:width="1.21092in" svg:height="0.61501in" draw:id="id216" draw:style-name="a1308" draw:name="Forma libre 77">
          <svg:desc/>
          <text:p text:style-name="a1307" text:class-names="" text:cond-style-name=""><text:span text:style-name="a1306" text:class-names="">Verifica Boleto de Venta y condiciones de pago pactad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6.229in" svg:y1="5.71537in" draw:start-shape="id217" draw:start-glue-point="2" svg:x2="5.15359in" svg:y2="5.71733in" draw:end-shape="id218" draw:end-glue-point="0" draw:id="id219" draw:style-name="a1310" draw:transform="translate(-5.69129in -5.71635in) rotate(-1.5708) translate(5.69129in 5.71635in)" draw:name="Conector recto de flecha 96">
          <svg:desc/>
        </draw:connector>
        <draw:connector draw:type="line" svg:x1="6.38979in" svg:y1="4.95951in" draw:start-shape="id217" draw:start-glue-point="1" svg:x2="8.19398in" svg:y2="4.97068in" draw:end-shape="id216" draw:end-glue-point="3" draw:id="id220" draw:style-name="a1312" draw:name="Conector recto de flecha 104">
          <svg:desc/>
        </draw:connector>
        <draw:connector draw:type="line" svg:x1="8.79944in" svg:y1="5.27819in" draw:start-shape="id216" draw:start-glue-point="2" svg:x2="8.79944in" svg:y2="5.55561in" draw:id="id221" draw:style-name="a1314" draw:name="Conector recto de flecha 106">
          <svg:desc/>
        </draw:connector>
        <draw:frame draw:id="id222" draw:style-name="a1317" draw:name="CuadroTexto 125" svg:x="5.70675in" svg:y="4.45024in" svg:width="0.29409in" svg:height="0.23951in">
          <draw:text-box>
            <text:p text:style-name="a1316" text:class-names="" text:cond-style-name=""><text:span text:style-name="a1315" text:class-names="">SI</text:span></text:p>
          </draw:text-box>
          <svg:desc/>
        </draw:frame>
        <draw:frame draw:id="id223" draw:style-name="a1320" draw:name="CuadroTexto 126" svg:x="6.81948in" svg:y="4.99937in" svg:width="0.43346in" svg:height="0.2005in">
          <draw:text-box>
            <text:p text:style-name="a1319" text:class-names="" text:cond-style-name=""><text:span text:style-name="a1318" text:class-names="">NO</text:span></text:p>
          </draw:text-box>
          <svg:desc/>
        </draw:frame>
        <draw:frame draw:id="id224" draw:style-name="a1323" draw:name="CuadroTexto 127" svg:x="1.39562in" svg:y="1.70113in" svg:width="0.29409in" svg:height="0.24193in">
          <draw:text-box>
            <text:p text:style-name="a1322" text:class-names="" text:cond-style-name=""><text:span text:style-name="a1321" text:class-names="">SI</text:span></text:p>
          </draw:text-box>
          <svg:desc/>
        </draw:frame>
        <draw:frame draw:id="id225" draw:style-name="a1326" draw:name="CuadroTexto 128" svg:x="2.27604in" svg:y="2.20233in" svg:width="0.43346in" svg:height="0.1958in">
          <draw:text-box>
            <text:p text:style-name="a1325" text:class-names="" text:cond-style-name=""><text:span text:style-name="a1324" text:class-names="">NO</text:span></text:p>
          </draw:text-box>
          <svg:desc/>
        </draw:frame>
        <draw:custom-shape svg:x="4.97221in" svg:y="2.17803in" svg:width="1.41757in" svg:height="0.86906in" draw:id="id226" draw:style-name="a1332" draw:name="Forma libre 75">
          <svg:desc/>
          <text:p text:style-name="a1331" text:class-names="" text:cond-style-name=""><text:span text:style-name="a1327" text:class-names="">I</text:span><text:span text:style-name="a1328" text:class-names="">mputa<text:s text:c="1"/></text:span><text:span text:style-name="a1329" text:class-names="">el pago en la cuenta del cliente al tipo de cambio del día. Emite recibo y factura según solicitud del cliente, detalla boleto de venta vinculado</text:span><text:span text:style-name="a133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07234in" svg:y="1.33353in" svg:width="1.21092in" svg:height="0.61501in" draw:id="id227" draw:style-name="a1336" draw:name="Forma libre 75">
          <svg:desc/>
          <text:p text:style-name="a1335" text:class-names="" text:cond-style-name=""><text:span text:style-name="a1333" text:class-names="">Realiza el alta del cliente en el sistema</text:span><text:span text:style-name="a133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88989in" svg:y1="0.80316in" draw:start-shape="id214" draw:start-glue-point="1" svg:x2="4.03646in" svg:y2="0.80138in" draw:end-shape="id215" draw:end-glue-point="3" draw:id="id228" draw:style-name="a1338" draw:name="Conector recto de flecha 38">
          <svg:desc/>
        </draw:connector>
        <draw:custom-shape svg:x="4.99084in" svg:y="4.74037in" svg:width="1.39895in" svg:height="0.43828in" draw:id="id217" draw:style-name="a1341" draw:name="Forma libre 91">
          <svg:desc/>
          <text:p text:style-name="a1340" text:class-names="" text:cond-style-name=""><text:span text:style-name="a1339" text:class-names="">¿Condición de pago correcta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1.73469in" svg:y="7.04086in" svg:width="1.17971in" svg:height="0.6045in" draw:id="id229" draw:style-name="a1345" draw:name="Forma libre 80">
          <svg:desc/>
          <text:p text:style-name="a1344" text:class-names="" text:cond-style-name=""><text:span text:style-name="a1342" text:class-names="">Presenta boleta de deposito al vendedor</text:span><text:span text:style-name="a134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68553in" svg:y="2.32202in" svg:width="1.22552in" svg:height="0.58107in" draw:id="id230" draw:style-name="a1349" draw:name="Forma libre 75">
          <svg:desc/>
          <text:p text:style-name="a1348" text:class-names="" text:cond-style-name=""><text:span text:style-name="a1346" text:class-names="">Se asigna la unidad reservada al cliente.</text:span><text:span text:style-name="a134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8833in" svg:y="3.74592in" svg:width="1.12796in" svg:height="0.61501in" draw:id="id231" draw:style-name="a1353" draw:name="Forma libre 75">
          <svg:desc/>
          <text:p text:style-name="a1352" text:class-names="" text:cond-style-name=""><text:span text:style-name="a1350" text:class-names="">Se facturan los anticipos</text:span><text:span text:style-name="a135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60786in" svg:y="2.88054in" svg:width="1.25263in" svg:height="0.61501in" draw:id="id232" draw:style-name="a1357" draw:name="Forma libre 75">
          <svg:desc/>
          <text:p text:style-name="a1356" text:class-names="" text:cond-style-name=""><text:span text:style-name="a1354" text:class-names="">Genera en forma mensual un reporte de saldos de clientes<text:s text:c="1"/></text:span><text:span text:style-name="a135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64731in" svg:y="3.6131in" svg:width="1.35968in" svg:height="0.38037in" draw:id="id233" draw:style-name="a1360" draw:name="Forma libre 76">
          <svg:desc/>
          <text:p text:style-name="a1359" text:class-names="" text:cond-style-name=""><text:span text:style-name="a1358" text:class-names="">¿Es pago ctdo o cheque al día 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01405in" svg:y="0.00036in" svg:width="1.39232in" svg:height="8.26772in" draw:id="id234" draw:style-name="a1363" draw:name="Rectángulo 71">
          <svg:desc/>
          <text:p text:style-name="a1362" text:class-names="" text:cond-style-name=""><text:span text:style-name="a1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.409in" svg:height="0.3605in" draw:id="id235" draw:style-name="a1367" draw:name="Forma libre 70">
          <svg:desc/>
          <text:p text:style-name="a1366" text:class-names="" text:cond-style-name=""><text:span text:style-name="a1364" text:class-names="">Tesorería</text:span><text:span text:style-name="a136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121in" svg:y="5.08822in" svg:width="1.12549in" svg:height="0.6546in" draw:id="id236" draw:style-name="a1371" draw:name="Forma libre 74">
          <svg:desc/>
          <text:p text:style-name="a1370" text:class-names="" text:cond-style-name=""><text:span text:style-name="a1368" text:class-names="">Verifica el estado de las cuentas bancarias de AECSA</text:span><text:span text:style-name="a136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5287in" svg:y="5.22181in" svg:width="1.5371in" svg:height="0.40052in" draw:id="id237" draw:style-name="a1375" draw:name="Forma libre 76">
          <svg:desc/>
          <text:p text:style-name="a1374" text:class-names="" text:cond-style-name=""><text:span text:style-name="a1372" text:class-names="">¿Es transferencia</text:span><text:span text:style-name="a1373" text:class-names=""/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8.19398in" svg:y="7.59474in" svg:width="1.19841in" svg:height="0.50073in" draw:id="id238" draw:style-name="a1379" draw:name="Forma libre 80">
          <svg:desc/>
          <text:p text:style-name="a1378" text:class-names="" text:cond-style-name=""><text:span text:style-name="a1376" text:class-names="">Presenta comprobante a Tesorería</text:span><text:span text:style-name="a137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56698in" svg:y="-0.0023in" svg:width="1.48201in" svg:height="8.26772in" draw:id="id239" draw:style-name="a1382" draw:name="Rectángulo 71">
          <svg:desc/>
          <text:p text:style-name="a1381" text:class-names="" text:cond-style-name=""><text:span text:style-name="a1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57275in" svg:y="0in" svg:width="1.47255in" svg:height="0.3605in" draw:id="id240" draw:style-name="a1386" draw:name="Forma libre 70">
          <svg:desc/>
          <text:p text:style-name="a1385" text:class-names="" text:cond-style-name=""><text:span text:style-name="a1383" text:class-names="">Administración</text:span><text:span text:style-name="a138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67057in" svg:y="1.71468in" svg:width="1.30148in" svg:height="0.43828in" draw:id="id241" draw:style-name="a1389" draw:name="Forma libre 91">
          <svg:desc/>
          <text:p text:style-name="a1388" text:class-names="" text:cond-style-name=""><text:span text:style-name="a1387" text:class-names="">¿Entrega usado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.10446in" svg:y="1.66371in" svg:width="1.1767in" svg:height="0.54022in" draw:id="id242" draw:style-name="a1393" draw:name="Proceso predefinido 112">
          <svg:desc/>
          <text:p text:style-name="a1392" text:class-names="" text:cond-style-name=""><text:span text:style-name="a1390" text:class-names="">Venta de unidad con entrega usado</text:span><text:span text:style-name="a1391" text:class-names=""/></text:p>
          <draw:enhanced-geometry xmlns:dr3d="urn:oasis:names:tc:opendocument:xmlns:dr3d:1.0" draw:type="non-primitive" svg:viewBox="0 0 1075973 493981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.0001, -270.0001, -180, -90">
            <draw:equation draw:name="f0" draw:formula="0"/>
            <draw:equation draw:name="f1" draw:formula="1075973"/>
            <draw:equation draw:name="f2" draw:formula="493981"/>
            <draw:equation draw:name="f3" draw:formula="134497"/>
            <draw:equation draw:name="f4" draw:formula="941476"/>
            <draw:equation draw:name="f5" draw:formula="?f2 - ?f0"/>
            <draw:equation draw:name="f6" draw:formula="?f1 - ?f0"/>
            <draw:equation draw:name="f7" draw:formula="?f6 / 1075973"/>
            <draw:equation draw:name="f8" draw:formula="?f5 / 493981"/>
            <draw:equation draw:name="f9" draw:formula="537987 / ?f7"/>
            <draw:equation draw:name="f10" draw:formula="0 / ?f8"/>
            <draw:equation draw:name="f11" draw:formula="0 / ?f7"/>
            <draw:equation draw:name="f12" draw:formula="246991 / ?f8"/>
            <draw:equation draw:name="f13" draw:formula="493981 / ?f8"/>
            <draw:equation draw:name="f14" draw:formula="1075973 / ?f7"/>
            <draw:equation draw:name="f15" draw:formula="134497 / ?f7"/>
            <draw:equation draw:name="f16" draw:formula="941476 / ?f7"/>
          </draw:enhanced-geometry>
        </draw:custom-shape>
        <draw:connector draw:type="line" svg:x1="1.71011in" svg:y1="4.60477in" draw:start-shape="id233" draw:start-glue-point="2" svg:x2="2.93846in" svg:y2="4.6105in" draw:end-shape="id237" draw:end-glue-point="0" draw:id="id243" draw:style-name="a1395" draw:transform="translate(-2.32428in -4.60764in) rotate(-1.5708) translate(2.32428in 4.60764in)" draw:name="Conector recto de flecha 118">
          <svg:desc/>
        </draw:connector>
        <draw:connector draw:type="line" svg:x1="1.23759in" svg:y1="5.41552in" draw:start-shape="id237" draw:start-glue-point="3" svg:x2="1.55287in" svg:y2="5.42207in" draw:end-shape="id236" draw:end-glue-point="1" draw:id="id244" draw:style-name="a1397" draw:transform="translate(-1.39523in -5.41879in) rotate(-3.14159) translate(1.39523in 5.41879in)" draw:name="Conector recto de flecha 120">
          <svg:desc/>
        </draw:connector>
        <draw:custom-shape svg:x="1.73469in" svg:y="2.54349in" svg:width="1.18491in" svg:height="0.59176in" draw:id="id245" draw:style-name="a1400" draw:name="Forma libre 78">
          <svg:desc/>
          <text:p text:style-name="a1399" text:class-names="" text:cond-style-name=""><text:span text:style-name="a1398" text:class-names="">Realiza un nuevo pago en concepto de la unidad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7.25854in" svg:y1="3.4841in" svg:x2="7.25231in" svg:y2="3.74592in" draw:end-shape="id231" draw:end-glue-point="0" draw:id="id246" draw:style-name="a1402" draw:name="Conector recto de flecha 160">
          <svg:desc/>
        </draw:connector>
        <draw:frame draw:id="id247" draw:style-name="a1405" draw:name="CuadroTexto 110" svg:x="5.3495in" svg:y="0.53863in" svg:width="0.38193in" svg:height="0.24383in">
          <draw:text-box>
            <text:p text:style-name="a1404" text:class-names="" text:cond-style-name=""><text:span text:style-name="a1403" text:class-names="">SI</text:span></text:p>
          </draw:text-box>
          <svg:desc/>
        </draw:frame>
        <draw:frame draw:id="id248" draw:style-name="a1408" draw:name="CuadroTexto 111" svg:x="4.67203in" svg:y="1.12024in" svg:width="0.43346in" svg:height="0.1958in">
          <draw:text-box>
            <text:p text:style-name="a1407" text:class-names="" text:cond-style-name=""><text:span text:style-name="a1406" text:class-names="">NO</text:span></text:p>
          </draw:text-box>
          <svg:desc/>
        </draw:frame>
        <draw:connector draw:type="line" svg:x1="2.03212in" svg:y1="1.41965in" draw:start-shape="id214" draw:start-glue-point="2" svg:x2="2.61634in" svg:y2="1.42549in" draw:end-shape="id241" draw:end-glue-point="0" draw:id="id249" draw:style-name="a1410" draw:transform="translate(-2.32423in -1.42257in) rotate(-1.5708) translate(2.32423in 1.42257in)" draw:name="Conector recto de flecha 75">
          <svg:desc/>
        </draw:connector>
        <draw:connector draw:type="line" svg:x1="1.28116in" svg:y1="1.93382in" draw:start-shape="id241" draw:start-glue-point="3" svg:x2="1.67057in" svg:y2="1.93556in" draw:end-shape="id242" draw:end-glue-point="1" draw:id="id250" draw:style-name="a1412" draw:transform="translate(-1.47587in -1.93469in) rotate(-3.14159) translate(1.47587in 1.93469in)" draw:name="Conector recto de flecha 78">
          <svg:desc/>
        </draw:connector>
        <draw:connector draw:type="line" svg:x1="2.51949in" svg:y1="2.34531in" draw:start-shape="id241" draw:start-glue-point="2" svg:x2="2.12896in" svg:y2="2.35114in" draw:end-shape="id245" draw:end-glue-point="0" draw:id="id251" draw:style-name="a1414" draw:transform="translate(-2.32423in -2.34822in) rotate(-1.5708) translate(2.32423in 2.34822in)" draw:name="Conector recto de flecha 81">
          <svg:desc/>
        </draw:connector>
        <draw:connector draw:type="line" svg:x1="2.56607in" svg:y1="3.37417in" draw:start-shape="id245" draw:start-glue-point="2" svg:x2="2.08822in" svg:y2="3.37418in" draw:end-shape="id233" draw:end-glue-point="0" draw:id="id252" draw:style-name="a1416" draw:transform="translate(-2.32715in -3.37417in) rotate(-1.5708) translate(2.32715in 3.37417in)" draw:name="Conector recto de flecha 86">
          <svg:desc/>
        </draw:connector>
        <draw:connector draw:type="standard" svg:x1="5.39614in" svg:y1="0.80138in" draw:start-shape="id215" draw:start-glue-point="1" svg:x2="5.6778in" svg:y2="1.33353in" draw:end-shape="id227" draw:end-glue-point="0" draw:id="id253" draw:style-name="a1418" draw:name="Conector angular 101">
          <svg:desc/>
        </draw:connector>
        <draw:custom-shape svg:x="4.1108in" svg:y="3.46048in" svg:width="1.21092in" svg:height="0.65631in" draw:id="id254" draw:style-name="a1421" draw:name="Forma libre 79">
          <svg:desc/>
          <text:p text:style-name="a1420" text:class-names="" text:cond-style-name=""><text:span text:style-name="a1419" text:class-names="">Verifica condición de pago según boleto de vent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5.65475in" svg:y1="1.67411in" draw:start-shape="id215" draw:start-glue-point="2" svg:x2="4.03376in" svg:y2="1.93002in" draw:end-shape="id226" draw:end-glue-point="3" draw:id="id255" draw:style-name="a1423" draw:transform="translate(-4.84425in -1.80206in) rotate(-1.5708) translate(4.84425in 1.80206in)" draw:name="Conector angular 141">
          <svg:desc/>
        </draw:connector>
        <draw:connector draw:type="line" svg:x1="5.79414in" svg:y1="2.06169in" draw:start-shape="id227" draw:start-glue-point="2" svg:x2="5.56465in" svg:y2="2.06488in" draw:end-shape="id226" draw:end-glue-point="0" draw:id="id256" draw:style-name="a1425" draw:transform="translate(-5.6794in -2.06328in) rotate(-1.5708) translate(5.6794in 2.06328in)" draw:name="Conector recto de flecha 143">
          <svg:desc/>
        </draw:connector>
        <draw:connector draw:type="line" svg:x1="3.00699in" svg:y1="3.80328in" draw:start-shape="id233" draw:start-glue-point="1" svg:x2="4.1108in" svg:y2="3.78863in" draw:end-shape="id254" draw:end-glue-point="3" draw:id="id257" draw:style-name="a1427" draw:name="Conector recto de flecha 145">
          <svg:desc/>
        </draw:connector>
        <draw:connector draw:type="standard" svg:x1="5.27491in" svg:y1="4.40086in" draw:start-shape="id254" draw:start-glue-point="2" svg:x2="4.43219in" svg:y2="4.67544in" draw:end-shape="id217" draw:end-glue-point="3" draw:id="id258" draw:style-name="a1429" draw:transform="translate(-4.85355in -4.53815in) rotate(-1.5708) translate(4.85355in 4.53815in)" draw:name="Conector angular 149">
          <svg:desc/>
        </draw:connector>
        <draw:connector draw:type="line" svg:x1="4.83901in" svg:y1="3.89839in" draw:start-shape="id217" draw:start-glue-point="0" svg:x2="6.5323in" svg:y2="3.88907in" draw:end-shape="id226" draw:end-glue-point="2" draw:id="id259" draw:style-name="a1431" draw:transform="translate(-5.68566in -3.89373in) rotate(-1.5708) translate(5.68566in 3.89373in)" draw:name="Conector recto de flecha 152">
          <svg:desc/>
        </draw:connector>
        <draw:custom-shape svg:x="4.95897in" svg:y="6.25406in" svg:width="1.46661in" svg:height="0.43828in" draw:id="id218" draw:style-name="a1434" draw:name="Forma libre 91">
          <svg:desc/>
          <text:p text:style-name="a1433" text:class-names="" text:cond-style-name=""><text:span text:style-name="a1432" text:class-names="">¿Cancela la unidad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3.03225in" svg:y1="6.33003in" draw:start-shape="id237" draw:start-glue-point="2" svg:x2="1.61372in" svg:y2="6.33316in" draw:end-shape="id229" draw:end-glue-point="0" draw:id="id260" draw:style-name="a1436" draw:transform="translate(-2.32298in -6.33159in) rotate(-1.5708) translate(2.32298in 6.33159in)" draw:name="Conector recto de flecha 180">
          <svg:desc/>
        </draw:connector>
        <draw:connector draw:type="standard" svg:x1="6.38978in" svg:y1="2.61256in" draw:start-shape="id226" draw:start-glue-point="1" svg:x2="7.23417in" svg:y2="2.88054in" draw:end-shape="id232" draw:end-glue-point="0" draw:id="id261" draw:style-name="a1438" draw:name="Conector angular 187">
          <svg:desc/>
        </draw:connector>
        <draw:connector draw:type="line" svg:x1="6.38978in" svg:y1="2.61256in" draw:start-shape="id226" draw:start-glue-point="1" svg:x2="9.68553in" svg:y2="2.61255in" draw:end-shape="id230" draw:end-glue-point="3" draw:id="id262" draw:style-name="a1440" draw:name="Conector recto de flecha 189">
          <svg:desc/>
        </draw:connector>
        <draw:custom-shape svg:x="0.54302in" svg:y="3.55829in" svg:width="0.27239in" svg:height="0.25037in" draw:id="id263" draw:style-name="a1443" draw:name="Elipse 208">
          <svg:desc/>
          <text:p text:style-name="a1442" text:class-names="" text:cond-style-name=""><text:span text:style-name="a1441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.0001, -180, -180, -360.0001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5749in" svg:y="3.03318in" svg:width="0.27239in" svg:height="0.25037in" draw:id="id264" draw:style-name="a1446" draw:name="Elipse 209">
          <svg:desc/>
          <text:p text:style-name="a1445" text:class-names="" text:cond-style-name=""><text:span text:style-name="a1444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.0001, -180, -180, -360.0001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80214in" svg:y1="3.36943in" draw:start-shape="id264" draw:start-glue-point="2" svg:x2="4.62521in" svg:y2="3.3746in" draw:end-shape="id254" draw:end-glue-point="0" draw:id="id265" draw:style-name="a1448" draw:transform="translate(-4.71368in -3.37201in) rotate(-1.5708) translate(4.71368in 3.37201in)" draw:name="Conector recto de flecha 211">
          <svg:desc/>
        </draw:connector>
        <draw:custom-shape svg:x="0.11608in" svg:y="4.08822in" svg:width="1.12549in" svg:height="0.6546in" draw:id="id266" draw:style-name="a1452" draw:name="Forma libre 74">
          <svg:desc/>
          <text:p text:style-name="a1451" text:class-names="" text:cond-style-name=""><text:span text:style-name="a1449" text:class-names="">Controla los depósitos y transferencias realizadas</text:span><text:span text:style-name="a145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0.84953in" svg:y1="4.91751in" draw:start-shape="id236" draw:start-glue-point="0" svg:x2="0.50413in" svg:y2="4.91353in" draw:end-shape="id266" draw:end-glue-point="2" draw:id="id267" draw:style-name="a1454" draw:transform="translate(-0.67683in -4.91552in) rotate(-1.5708) translate(0.67683in 4.91552in)" draw:name="Conector recto de flecha 236">
          <svg:desc/>
        </draw:connector>
        <draw:connector draw:type="line" svg:x1="0.8188in" svg:y1="3.94864in" draw:start-shape="id266" draw:start-glue-point="0" svg:x2="0.53924in" svg:y2="3.94824in" draw:end-shape="id263" draw:end-glue-point="2" draw:id="id268" draw:style-name="a1456" draw:transform="translate(-0.67902in -3.94844in) rotate(-1.5708) translate(0.67902in 3.94844in)" draw:name="Conector recto de flecha 239">
          <svg:desc/>
        </draw:connector>
        <draw:connector draw:type="standard" svg:x1="2.9144in" svg:y1="7.34311in" draw:start-shape="id229" draw:start-glue-point="1" svg:x2="8.79318in" svg:y2="7.59474in" draw:end-shape="id238" draw:end-glue-point="0" draw:id="id269" draw:style-name="a1458" draw:name="Conector angular 244">
          <svg:desc/>
        </draw:connector>
        <draw:connector draw:type="standard" svg:x1="0.67485in" svg:y1="5.74282in" draw:start-shape="id238" draw:start-glue-point="3" svg:x2="8.19398in" svg:y2="7.8451in" draw:end-shape="id236" draw:end-glue-point="2" draw:id="id270" draw:style-name="a1460" draw:transform="translate(-4.43441in -6.79396in) rotate(-3.14159) translate(4.43441in 6.79396in)" draw:name="Conector angular 247">
          <svg:desc/>
        </draw:connector>
        <draw:custom-shape svg:x="8.66324in" svg:y="5.57025in" svg:width="0.27239in" svg:height="0.25037in" draw:id="id271" draw:style-name="a1463" draw:name="Elipse 252">
          <svg:desc/>
          <text:p text:style-name="a1462" text:class-names="" text:cond-style-name=""><text:span text:style-name="a1461" text:class-names="">3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.0001, -180, -180, -360.0001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7093in" svg:y="6.1657in" svg:width="1.12796in" svg:height="0.61501in" draw:id="id272" draw:style-name="a1467" draw:name="Forma libre 75">
          <svg:desc/>
          <text:p text:style-name="a1466" text:class-names="" text:cond-style-name=""><text:span text:style-name="a1464" text:class-names="">Solicita facturación de la unidad.</text:span><text:span text:style-name="a146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6.42558in" svg:y1="6.4732in" draw:start-shape="id218" draw:start-glue-point="1" svg:x2="8.17093in" svg:y2="6.47321in" draw:end-shape="id272" draw:end-glue-point="3" draw:id="id273" draw:style-name="a1469" draw:name="Conector recto de flecha 285">
          <svg:desc/>
        </draw:connector>
        <draw:custom-shape svg:x="9.71675in" svg:y="6.1657in" svg:width="1.21092in" svg:height="0.61501in" draw:id="id274" draw:style-name="a1473" draw:name="Forma libre 77">
          <svg:desc/>
          <text:p text:style-name="a1472" text:class-names="" text:cond-style-name=""><text:span text:style-name="a1470" text:class-names="">Confecciona el legajo de la operación (documentación del cliente y de la unidad)</text:span><text:span text:style-name="a147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9.29889in" svg:y1="6.47321in" draw:start-shape="id272" draw:start-glue-point="1" svg:x2="9.71675in" svg:y2="6.47494in" draw:end-shape="id274" draw:end-glue-point="3" draw:id="id275" draw:style-name="a1475" draw:name="Conector recto de flecha 288">
          <svg:desc/>
        </draw:connector>
        <draw:custom-shape svg:x="4.19809in" svg:y="6.35143in" svg:width="0.27239in" svg:height="0.25037in" draw:id="id276" draw:style-name="a1478" draw:name="Elipse 289">
          <svg:desc/>
          <text:p text:style-name="a1477" text:class-names="" text:cond-style-name=""><text:span text:style-name="a1476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.0001, -180, -180, -360.0001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47048in" svg:y1="6.47661in" draw:start-shape="id218" draw:start-glue-point="3" svg:x2="4.95897in" svg:y2="6.4732in" draw:end-shape="id276" draw:end-glue-point="1" draw:id="id277" draw:style-name="a1480" draw:transform="translate(-4.71472in -6.47491in) rotate(-3.14159) translate(4.71472in 6.47491in)" draw:name="Conector recto de flecha 291">
          <svg:desc/>
        </draw:connector>
        <draw:custom-shape svg:x="0.97218in" svg:y="2.71419in" svg:width="0.27239in" svg:height="0.25037in" draw:id="id278" draw:style-name="a1483" draw:name="Elipse 292">
          <svg:desc/>
          <text:p text:style-name="a1482" text:class-names="" text:cond-style-name=""><text:span text:style-name="a1481" text:class-names="">2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.0001, -180, -180, -360.0001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24457in" svg:y1="2.83937in" draw:start-shape="id278" draw:start-glue-point="1" svg:x2="1.73469in" svg:y2="2.83937in" draw:end-shape="id245" draw:end-glue-point="3" draw:id="id279" draw:style-name="a1485" draw:name="Conector recto de flecha 294">
          <svg:desc/>
        </draw:connector>
        <draw:frame draw:id="id280" draw:style-name="a1488" draw:name="CuadroTexto 125" svg:x="7.09259in" svg:y="6.22351in" svg:width="0.29409in" svg:height="0.23951in">
          <draw:text-box>
            <text:p text:style-name="a1487" text:class-names="" text:cond-style-name=""><text:span text:style-name="a1486" text:class-names="">SI</text:span></text:p>
          </draw:text-box>
          <svg:desc/>
        </draw:frame>
        <draw:frame draw:id="id281" draw:style-name="a1491" draw:name="CuadroTexto 126" svg:x="4.5854in" svg:y="6.22389in" svg:width="0.43346in" svg:height="0.2005in">
          <draw:text-box>
            <text:p text:style-name="a1490" text:class-names="" text:cond-style-name=""><text:span text:style-name="a1489" text:class-names="">NO</text:span></text:p>
          </draw:text-box>
          <svg:desc/>
        </draw:frame>
        <draw:frame draw:id="id282" draw:style-name="a1494" draw:name="CuadroTexto 125" svg:x="1.35064in" svg:y="5.19987in" svg:width="0.29409in" svg:height="0.23951in">
          <draw:text-box>
            <text:p text:style-name="a1493" text:class-names="" text:cond-style-name=""><text:span text:style-name="a1492" text:class-names="">SI</text:span></text:p>
          </draw:text-box>
          <svg:desc/>
        </draw:frame>
        <draw:frame draw:id="id283" draw:style-name="a1497" draw:name="CuadroTexto 126" svg:x="2.23711in" svg:y="5.69369in" svg:width="0.85738in" svg:height="0.25385in">
          <draw:text-box>
            <text:p text:style-name="a1496" text:class-names="" text:cond-style-name=""><text:span text:style-name="a1495" text:class-names="">NO, deposito</text:span></text:p>
          </draw:text-box>
          <svg:desc/>
        </draw:frame>
        <draw:frame draw:id="id284" draw:style-name="a1500" draw:name="CuadroTexto 125" svg:x="2.96827in" svg:y="3.58673in" svg:width="0.29409in" svg:height="0.23951in">
          <draw:text-box>
            <text:p text:style-name="a1499" text:class-names="" text:cond-style-name=""><text:span text:style-name="a1498" text:class-names="">SI</text:span></text:p>
          </draw:text-box>
          <svg:desc/>
        </draw:frame>
        <draw:frame draw:id="id285" draw:style-name="a1503" draw:name="CuadroTexto 126" svg:x="2.3213in" svg:y="4.36352in" svg:width="0.43346in" svg:height="0.2005in">
          <draw:text-box>
            <text:p text:style-name="a1502" text:class-names="" text:cond-style-name=""><text:span text:style-name="a1501" text:class-names="">NO</text:span></text:p>
          </draw:text-box>
          <svg:desc/>
        </draw:frame>
        <draw:frame draw:id="id286" draw:style-name="a1506" draw:name="CuadroTexto 125" svg:x="5.72147in" svg:y="5.52414in" svg:width="0.29409in" svg:height="0.23951in">
          <draw:text-box>
            <text:p text:style-name="a1505" text:class-names="" text:cond-style-name=""><text:span text:style-name="a1504" text:class-names="">SI</text:span></text:p>
          </draw:text-box>
          <svg:desc/>
        </draw:frame>
        <draw:custom-shape svg:x="10.18585in" svg:y="7.89316in" svg:width="0.27239in" svg:height="0.25037in" draw:id="id287" draw:style-name="a1509" draw:name="Elipse 305">
          <svg:desc/>
          <text:p text:style-name="a1508" text:class-names="" text:cond-style-name=""><text:span text:style-name="a1507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.0001, -180, -180, -360.0001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0.32221in" svg:y1="6.78071in" draw:start-shape="id274" draw:start-glue-point="2" svg:x2="10.32205in" svg:y2="7.04086in" draw:id="id288" draw:style-name="a1511" draw:name="Conector recto de flecha 307">
          <svg:desc/>
        </draw:connector>
        <draw:custom-shape svg:x="9.7237in" svg:y="7.04744in" svg:width="1.21092in" svg:height="0.61501in" draw:id="id289" draw:style-name="a1514" draw:name="Forma libre 77">
          <svg:desc/>
          <text:p text:style-name="a1513" text:class-names="" text:cond-style-name=""><text:span text:style-name="a1512" text:class-names="">Verifica Boleto de Venta y condiciones de pago pactad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0.21025in" svg:y1="7.77425in" draw:start-shape="id289" draw:start-glue-point="2" svg:x2="10.44096in" svg:y2="7.78136in" draw:end-shape="id287" draw:end-glue-point="0" draw:id="id290" draw:style-name="a1516" draw:transform="translate(-10.3256in -7.7778in) rotate(-1.5708) translate(10.3256in 7.7778in)" draw:name="Conector recto de flecha 86">
          <svg:desc/>
        </draw:connector>
        <presentation:notes draw:style-name="a1522">
          <draw:frame draw:id="id291" draw:style-name="a1519" draw:name="Marcador de número de diapositiva 6" svg:x="4.67953in" svg:y="11.10827in" svg:width="3.5878in" svg:height="0.58425in">
            <draw:text-box>
              <text:p text:style-name="a1518" text:class-names="" text:cond-style-name=""><text:span text:style-name="a1517" text:class-names=""><text:page-number style:num-format="1" text:fixed="false"/></text:span></text:p>
            </draw:text-box>
            <svg:desc/>
          </draw:frame>
          <draw:page-thumbnail draw:page-number="2" svg:x="1.21007in" svg:y="0.88889in" svg:width="5.84549in" svg:height="4.38368in" presentation:class="page" draw:id="id292" presentation:style-name="a1520" draw:name="Marcador de imagen de diapositiva 1">
            <svg:desc/>
          </draw:page-thumbnail>
          <draw:frame draw:id="id293" presentation:style-name="a1521" draw:name="Marcador de notas 2" svg:x="0.82677in" svg:y="5.55394in" svg:width="6.61378in" svg:height="5.16299in" presentation:class="notes" presentation:placeholder="true">
            <draw:text-box/>
            <svg:desc/>
          </draw:frame>
        </presentation:notes>
      </draw:page>
      <draw:page draw:name="Slide3" draw:style-name="a1523" draw:master-page-name="Master1-Layout7-blank-En-blanco" presentation:presentation-page-layout-name="Master1-PPL7">
        <draw:custom-shape svg:x="0.17121in" svg:y="2.90354in" svg:width="1.10882in" svg:height="0.54845in" draw:id="id294" draw:style-name="a1528" draw:name="Forma libre 9">
          <svg:desc/>
          <text:p text:style-name="a1527" text:class-names="" text:cond-style-name=""><text:span text:style-name="a1524" text:class-names="">Cliente<text:s text:c="1"/></text:span><text:span text:style-name="a1525" text:class-names="">firma el nuevo boleto de ventas</text:span><text:span text:style-name="a152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0843in" svg:y="0.01646in" svg:width="1.42473in" svg:height="8.26772in" draw:id="id295" draw:style-name="a1531" draw:name="Rectángulo 19">
          <svg:desc/>
          <text:p text:style-name="a1530" text:class-names="" text:cond-style-name=""><text:span text:style-name="a1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0829in" svg:y="0in" svg:width="10.90307in" svg:height="8.26772in" draw:id="id296" draw:style-name="a1534" draw:name="Rectángulo 20">
          <svg:desc/>
          <text:p text:style-name="a1533" text:class-names="" text:cond-style-name=""><text:span text:style-name="a15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1569in" svg:y="0in" svg:width="5.57582in" svg:height="8.26772in" draw:id="id297" draw:style-name="a1537" draw:name="Rectángulo 21">
          <svg:desc/>
          <text:p text:style-name="a1536" text:class-names="" text:cond-style-name=""><text:span text:style-name="a1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1652in" svg:y="0in" svg:width="1.41678in" svg:height="0.3937in" draw:id="id298" draw:style-name="a1540" draw:name="Forma libre 23">
          <svg:desc/>
          <text:p text:style-name="a1539" text:class-names="" text:cond-style-name=""><text:span text:style-name="a1538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44392in" svg:y="0in" svg:width="1.65608in" svg:height="0.3937in" draw:id="id299" draw:style-name="a1543" draw:name="Forma libre 24">
          <svg:desc/>
          <text:p text:style-name="a1542" text:class-names="" text:cond-style-name=""><text:span text:style-name="a1541" text:class-names="">Vended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1081in" svg:y="0in" svg:width="1.98928in" svg:height="0.3937in" draw:id="id300" draw:style-name="a1546" draw:name="Forma libre 25">
          <svg:desc/>
          <text:p text:style-name="a1545" text:class-names="" text:cond-style-name=""><text:span text:style-name="a1544" text:class-names="">Gerente Comercia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38272in" svg:y="2.88813in" svg:width="1.0847in" svg:height="0.59434in" draw:id="id301" draw:style-name="a1549" draw:name="Forma libre 73">
          <svg:desc/>
          <text:p text:style-name="a1548" text:class-names="" text:cond-style-name=""><text:span text:style-name="a1547" text:class-names="">Confecciona un nuevo protocolo 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36641in" svg:y="2.87332in" svg:width="1.29244in" svg:height="0.60915in" draw:id="id302" draw:style-name="a1552" draw:name="Forma libre 74">
          <svg:desc/>
          <text:p text:style-name="a1551" text:class-names="" text:cond-style-name=""><text:span text:style-name="a1550" text:class-names="">Recibe el nuevo boleto y anexos. Solicita protocolo en caso de ser necesari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6.65885in" svg:y1="3.17789in" draw:start-shape="id302" draw:start-glue-point="1" svg:x2="7.38272in" svg:y2="3.1853in" draw:end-shape="id301" draw:end-glue-point="3" draw:id="id303" draw:style-name="a1554" draw:name="Conector recto de flecha 96">
          <svg:desc/>
        </draw:connector>
        <draw:custom-shape svg:x="5.08612in" svg:y="0.01646in" svg:width="1.98169in" svg:height="8.26772in" draw:id="id304" draw:style-name="a1557" draw:name="Rectángulo 19">
          <svg:desc/>
          <text:p text:style-name="a1556" text:class-names="" text:cond-style-name=""><text:span text:style-name="a1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28003in" svg:y1="3.17776in" draw:start-shape="id294" draw:start-glue-point="1" svg:x2="1.69196in" svg:y2="3.1795in" draw:end-shape="id305" draw:end-glue-point="3" draw:id="id306" draw:style-name="a1559" draw:name="Conector recto de flecha 116">
          <svg:desc/>
        </draw:connector>
        <draw:custom-shape svg:x="5.42149in" svg:y="3.68197in" svg:width="1.18226in" svg:height="0.72194in" draw:id="id307" draw:style-name="a1563" draw:name="Forma libre 73">
          <svg:desc/>
          <text:p text:style-name="a1562" text:class-names="" text:cond-style-name=""><text:span text:style-name="a1560" text:class-names="">Cancela el boleto anterior en el sistema y desvincula la unidad asignada.</text:span><text:span text:style-name="a156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42149in" svg:y="4.7374in" svg:width="1.19386in" svg:height="0.67704in" draw:id="id308" draw:style-name="a1567" draw:name="Forma libre 73">
          <svg:desc/>
          <text:p text:style-name="a1566" text:class-names="" text:cond-style-name=""><text:span text:style-name="a1564" text:class-names="">Ingresa el nuevo boleto de venta detalla los medios de pagos y los pagos realizados</text:span><text:span text:style-name="a156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6.18226in" svg:y1="4.56775in" draw:start-shape="id307" draw:start-glue-point="2" svg:x2="5.84877in" svg:y2="4.57355in" draw:end-shape="id308" draw:end-glue-point="0" draw:id="id309" draw:style-name="a1569" draw:transform="translate(-6.01552in -4.57065in) rotate(-1.5708) translate(6.01552in 4.57065in)" draw:name="Conector recto de flecha 162">
          <svg:desc/>
        </draw:connector>
        <draw:frame draw:id="id310" draw:style-name="a1572" draw:name="CuadroTexto 110" svg:x="4.74698in" svg:y="2.94168in" svg:width="0.34063in" svg:height="0.33067in">
          <draw:text-box>
            <text:p text:style-name="a1571" text:class-names="" text:cond-style-name=""><text:span text:style-name="a1570" text:class-names="">SI</text:span></text:p>
          </draw:text-box>
          <svg:desc/>
        </draw:frame>
        <draw:frame draw:id="id311" draw:style-name="a1575" draw:name="CuadroTexto 111" svg:x="4.14352in" svg:y="2.44782in" svg:width="0.43346in" svg:height="0.1958in">
          <draw:text-box>
            <text:p text:style-name="a1574" text:class-names="" text:cond-style-name=""><text:span text:style-name="a1573" text:class-names="">NO</text:span></text:p>
          </draw:text-box>
          <svg:desc/>
        </draw:frame>
        <draw:custom-shape svg:x="1.69196in" svg:y="2.90354in" svg:width="1.10882in" svg:height="0.54845in" draw:id="id305" draw:style-name="a1578" draw:name="Forma libre 9">
          <svg:desc/>
          <text:p text:style-name="a1577" text:class-names="" text:cond-style-name=""><text:span text:style-name="a1576" text:class-names="">Solicita aprobación del gerente comercia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4965in" svg:y="2.96399in" svg:width="1.40103in" svg:height="0.42755in" draw:id="id312" draw:style-name="a1583" draw:name="Forma libre 15">
          <svg:desc/>
          <text:p text:style-name="a1582" text:class-names="" text:cond-style-name=""><text:span text:style-name="a1579" text:class-names="">¿</text:span><text:span text:style-name="a1580" text:class-names="">A</text:span><text:span text:style-name="a1581" text:class-names="">prueba cambios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2.13443in" svg:y="0.56441in" svg:width="0.27239in" svg:height="0.25037in" draw:id="id313" draw:style-name="a1586" draw:name="Elipse 110">
          <svg:desc/>
          <text:p text:style-name="a1585" text:class-names="" text:cond-style-name=""><text:span text:style-name="a1584" text:class-names="">3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.0001, -180, -180, -360.0001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75068in" svg:y1="3.17776in" draw:start-shape="id312" draw:start-glue-point="1" svg:x2="5.36641in" svg:y2="3.17789in" draw:end-shape="id302" draw:end-glue-point="3" draw:id="id314" draw:style-name="a1588" draw:name="Conector recto de flecha 140">
          <svg:desc/>
        </draw:connector>
        <draw:custom-shape svg:x="5.42149in" svg:y="5.74793in" svg:width="1.19386in" svg:height="0.67704in" draw:id="id315" draw:style-name="a1592" draw:name="Forma libre 73">
          <svg:desc/>
          <text:p text:style-name="a1591" text:class-names="" text:cond-style-name=""><text:span text:style-name="a1589" text:class-names="">Vincula la unidad asignada.</text:span><text:span text:style-name="a159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48949in" svg:y="5.7896in" svg:width="1.12651in" svg:height="0.63537in" draw:id="id316" draw:style-name="a1596" draw:name="Forma libre 73">
          <svg:desc/>
          <text:p text:style-name="a1595" text:class-names="" text:cond-style-name=""><text:span text:style-name="a1593" text:class-names="">Recibe el nuevo boleto de ventas</text:span><text:span text:style-name="a159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66517in" svg:y="1.05007in" svg:width="1.21092in" svg:height="0.61501in" draw:id="id317" draw:style-name="a1599" draw:name="Forma libre 78">
          <svg:desc/>
          <text:p text:style-name="a1598" text:class-names="" text:cond-style-name=""><text:span text:style-name="a1597" text:class-names="">Contacta al cliente para acordar nuevas formas de pago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66517in" svg:y="1.84359in" svg:width="1.21092in" svg:height="0.61501in" draw:id="id318" draw:style-name="a1602" draw:name="Forma libre 78">
          <svg:desc/>
          <text:p text:style-name="a1601" text:class-names="" text:cond-style-name=""><text:span text:style-name="a1600" text:class-names="">Confecciona nuevo Boleto de Venta y anexos, detallando nuevas condicione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18138in" svg:y1="1.75433in" draw:start-shape="id317" draw:start-glue-point="2" svg:x2="2.35989in" svg:y2="1.75607in" draw:end-shape="id318" draw:end-glue-point="0" draw:id="id319" draw:style-name="a1604" draw:transform="translate(-2.27063in -1.7552in) rotate(-1.5708) translate(2.27063in 1.7552in)" draw:name="Conector recto de flecha 128">
          <svg:desc/>
        </draw:connector>
        <draw:connector draw:type="line" svg:x1="2.38827in" svg:y1="0.93242in" draw:start-shape="id313" draw:start-glue-point="2" svg:x2="2.15298in" svg:y2="0.93243in" draw:end-shape="id317" draw:end-glue-point="0" draw:id="id320" draw:style-name="a1606" draw:transform="translate(-2.27063in -0.93242in) rotate(-1.5708) translate(2.27063in 0.93242in)" draw:name="Conector recto de flecha 164">
          <svg:desc/>
        </draw:connector>
        <draw:custom-shape svg:x="8.69314in" svg:y="0.01032in" svg:width="2.21822in" svg:height="0.38338in" draw:id="id321" draw:style-name="a1609" draw:name="Forma libre 75">
          <svg:desc/>
          <text:p text:style-name="a1608" text:class-names="" text:cond-style-name=""><text:span text:style-name="a1607" text:class-names="">Caj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80078in" svg:y1="3.17776in" draw:start-shape="id305" draw:start-glue-point="1" svg:x2="3.34965in" svg:y2="3.1795in" draw:end-shape="id312" draw:end-glue-point="5" draw:id="id322" draw:style-name="a1611" draw:name="Conector recto de flecha 169">
          <svg:desc/>
        </draw:connector>
        <draw:connector draw:type="standard" svg:x1="2.65992in" svg:y1="2.74782in" draw:start-shape="id312" draw:start-glue-point="0" svg:x2="4.26633in" svg:y2="1.57375in" draw:end-shape="id317" draw:end-glue-point="1" draw:id="id323" draw:style-name="a1613" draw:transform="translate(-3.46313in -2.16078in) rotate(-1.5708) translate(3.46313in 2.16078in)" draw:name="Conector angular 177">
          <svg:desc/>
        </draw:connector>
        <draw:connector draw:type="standard" svg:x1="6.98417in" svg:y1="3.10204in" draw:start-shape="id301" draw:start-glue-point="2" svg:x2="7.54464in" svg:y2="4.42337in" draw:end-shape="id307" draw:end-glue-point="1" draw:id="id324" draw:style-name="a1615" draw:transform="translate(-7.26441in -3.7627in) rotate(-1.5708) translate(7.26441in 3.7627in)" draw:name="Conector angular 182">
          <svg:desc/>
        </draw:connector>
        <draw:connector draw:type="line" svg:x1="5.85167in" svg:y1="5.58118in" draw:start-shape="id308" draw:start-glue-point="2" svg:x2="6.18517in" svg:y2="5.58292in" draw:end-shape="id315" draw:end-glue-point="0" draw:id="id325" draw:style-name="a1617" draw:transform="translate(-6.01842in -5.58205in) rotate(-1.5708) translate(6.01842in 5.58205in)" draw:name="Conector recto de flecha 186">
          <svg:desc/>
        </draw:connector>
        <draw:connector draw:type="line" svg:x1="6.61535in" svg:y1="6.08645in" draw:start-shape="id315" draw:start-glue-point="1" svg:x2="9.48949in" svg:y2="6.10728in" draw:end-shape="id316" draw:end-glue-point="3" draw:id="id326" draw:style-name="a1619" draw:name="Conector recto de flecha 189">
          <svg:desc/>
        </draw:connector>
        <draw:custom-shape svg:x="5.08612in" svg:y="0.00042in" svg:width="1.98169in" svg:height="0.39328in" draw:id="id327" draw:style-name="a1622" draw:name="Forma libre 75">
          <svg:desc/>
          <text:p text:style-name="a1621" text:class-names="" text:cond-style-name=""><text:span text:style-name="a1620" text:class-names="">Administración de Vent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06781in" svg:y="0.01032in" svg:width="1.6237in" svg:height="0.39942in" draw:id="id328" draw:style-name="a1625" draw:name="Forma libre 75">
          <svg:desc/>
          <text:p text:style-name="a1624" text:class-names="" text:cond-style-name=""><text:span text:style-name="a1623" text:class-names="">Administración/ Proveedor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0.05275in" svg:y1="6.42497in" draw:start-shape="id316" draw:start-glue-point="2" svg:x2="10.05275in" svg:y2="6.7597in" draw:id="id329" draw:style-name="a1627" draw:name="Conector recto de flecha 39">
          <svg:desc/>
        </draw:connector>
        <draw:custom-shape svg:x="9.44448in" svg:y="6.77422in" svg:width="1.21652in" svg:height="0.37292in" draw:id="id330" draw:style-name="a1632" draw:name="Forma libre 15">
          <svg:desc/>
          <text:p text:style-name="a1631" text:class-names="" text:cond-style-name=""><text:span text:style-name="a1628" text:class-names="">¿</text:span><text:span text:style-name="a1629" text:class-names="">Recibe pagos</text:span><text:span text:style-name="a1630" text:class-names="">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8.83532in" svg:y="6.83549in" svg:width="0.27239in" svg:height="0.25037in" draw:id="id331" draw:style-name="a1635" draw:name="Elipse 305">
          <svg:desc/>
          <text:p text:style-name="a1634" text:class-names="" text:cond-style-name=""><text:span text:style-name="a1633" text:class-names="">5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.0001, -180, -180, -360.0001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1655in" svg:y="7.46754in" svg:width="0.27239in" svg:height="0.25037in" draw:id="id332" draw:style-name="a1638" draw:name="Elipse 305">
          <svg:desc/>
          <text:p text:style-name="a1637" text:class-names="" text:cond-style-name=""><text:span text:style-name="a1636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.0001, -180, -180, -360.0001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0.21294in" svg:y1="7.30734in" draw:start-shape="id330" draw:start-glue-point="2" svg:x2="9.89254in" svg:y2="7.30734in" draw:end-shape="id332" draw:end-glue-point="0" draw:id="id333" draw:style-name="a1640" draw:transform="translate(-10.05274in -7.30734in) rotate(-1.5708) translate(10.05274in 7.30734in)" draw:name="Conector recto de flecha 45">
          <svg:desc/>
        </draw:connector>
        <draw:frame draw:id="id334" draw:style-name="a1643" draw:name="CuadroTexto 110" svg:x="10.00571in" svg:y="7.19456in" svg:width="0.34063in" svg:height="0.33067in">
          <draw:text-box>
            <text:p text:style-name="a1642" text:class-names="" text:cond-style-name=""><text:span text:style-name="a1641" text:class-names="">SI</text:span></text:p>
          </draw:text-box>
          <svg:desc/>
        </draw:frame>
        <draw:frame draw:id="id335" draw:style-name="a1646" draw:name="CuadroTexto 111" svg:x="8.94187in" svg:y="6.6607in" svg:width="0.43346in" svg:height="0.1958in">
          <draw:text-box>
            <text:p text:style-name="a1645" text:class-names="" text:cond-style-name=""><text:span text:style-name="a1644" text:class-names="">NO</text:span></text:p>
          </draw:text-box>
          <svg:desc/>
        </draw:frame>
        <draw:connector draw:type="standard" svg:x1="0.72562in" svg:y1="2.90354in" draw:start-shape="id318" draw:start-glue-point="3" svg:x2="1.66517in" svg:y2="2.15109in" draw:end-shape="id294" draw:end-glue-point="0" draw:id="id336" draw:style-name="a1648" draw:transform="translate(-1.19539in -2.52732in) rotate(-3.14159) translate(1.19539in 2.52732in)" draw:name="Conector angular 52">
          <svg:desc/>
        </draw:connector>
        <draw:connector draw:type="line" svg:x1="9.10771in" svg:y1="6.96067in" draw:start-shape="id330" draw:start-glue-point="3" svg:x2="9.44448in" svg:y2="6.96068in" draw:end-shape="id331" draw:end-glue-point="1" draw:id="id337" draw:style-name="a1650" draw:transform="translate(-9.27609in -6.96068in) rotate(-3.14159) translate(9.27609in 6.96068in)" draw:name="Conector recto de flecha 62">
          <svg:desc/>
        </draw:connector>
        <presentation:notes draw:style-name="a1656">
          <draw:frame draw:id="id338" draw:style-name="a1653" draw:name="Marcador de número de diapositiva 6" svg:x="4.67953in" svg:y="11.10827in" svg:width="3.5878in" svg:height="0.58425in">
            <draw:text-box>
              <text:p text:style-name="a1652" text:class-names="" text:cond-style-name=""><text:span text:style-name="a1651" text:class-names=""><text:page-number style:num-format="1" text:fixed="false"/></text:span></text:p>
            </draw:text-box>
            <svg:desc/>
          </draw:frame>
          <draw:frame draw:id="id339" presentation:style-name="a1654" draw:name="Marcador de notas 1" svg:x="0.82677in" svg:y="5.55394in" svg:width="6.61378in" svg:height="5.26181in" presentation:class="notes" presentation:placeholder="true">
            <draw:text-box/>
            <svg:desc/>
          </draw:frame>
          <draw:page-thumbnail draw:page-number="3" svg:x="1.21007in" svg:y="0.88889in" svg:width="5.84549in" svg:height="4.38368in" presentation:class="page" draw:id="id340" presentation:style-name="a1655" draw:name="Marcador de imagen de diapositiva 2">
            <svg:desc/>
          </draw:page-thumbnail>
        </presentation:notes>
      </draw:page>
      <draw:page draw:name="Slide4" draw:style-name="a1657" draw:master-page-name="Master2-Layout7-blank-En-blanco" presentation:presentation-page-layout-name="Master2-PPL7">
        <draw:custom-shape svg:x="3.68718in" svg:y="0.00738in" svg:width="5.488in" svg:height="0.35205in" draw:id="id341" draw:style-name="a1660" draw:name="Forma libre 17">
          <svg:desc/>
          <text:p text:style-name="a1659" text:class-names="" text:cond-style-name=""><text:span text:style-name="a1658" text:class-names=""> Factu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68746in" svg:y="0.00738in" svg:width="5.48772in" svg:height="8.26772in" draw:id="id342" draw:style-name="a1663" draw:name="Rectángulo 19">
          <svg:desc/>
          <text:p text:style-name="a1662" text:class-names="" text:cond-style-name=""><text:span text:style-name="a16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119in" svg:y="0in" svg:width="1.91627in" svg:height="0.36682in" draw:id="id343" draw:style-name="a1667" draw:name="Forma libre 34">
          <svg:desc/>
          <text:p text:style-name="a1666" text:class-names="" text:cond-style-name=""><text:span text:style-name="a1664" text:class-names="">Administración de Ventas</text:span><text:span text:style-name="a166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17546in" svg:y="0in" svg:width="1.75896in" svg:height="8.26772in" draw:id="id344" draw:style-name="a1670" draw:name="Rectángulo 73">
          <svg:desc/>
          <text:p text:style-name="a1669" text:class-names="" text:cond-style-name=""><text:span text:style-name="a16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28152in" svg:y="4.71301in" svg:width="1.22226in" svg:height="0.63433in" draw:id="id345" draw:style-name="a1674" draw:name="Forma libre 81">
          <svg:desc/>
          <text:p text:style-name="a1673" text:class-names="" text:cond-style-name=""><text:span text:style-name="a1671" text:class-names="">Se factura el importe correspondiente a fletes y formularios</text:span><text:span text:style-name="a167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23008in" svg:y="5.92965in" svg:width="1.32514in" svg:height="0.68885in" draw:id="id346" draw:style-name="a1677" draw:name="Forma libre 82">
          <svg:desc/>
          <text:p text:style-name="a1676" text:class-names="" text:cond-style-name=""><text:span text:style-name="a1675" text:class-names="">Se entrega legajo del cliente <text:s text:c="1"/>y facturas a Administración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16991in" svg:y="5.9551in" svg:width="1.18755in" svg:height="0.63795in" draw:id="id347" draw:style-name="a1680" draw:name="Forma libre 80">
          <svg:desc/>
          <text:p text:style-name="a1679" text:class-names="" text:cond-style-name=""><text:span text:style-name="a1678" text:class-names="">Prepara el legajo final del cliente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19705in" svg:y="1.93219in" svg:width="1.19841in" svg:height="0.50073in" draw:id="id348" draw:style-name="a1683" draw:name="Forma libre 80">
          <svg:desc/>
          <text:p text:style-name="a1682" text:class-names="" text:cond-style-name=""><text:span text:style-name="a1681" text:class-names="">Verifica pagos realizados 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12321in" svg:y="1.96566in" svg:width="1.54602in" svg:height="0.43828in" draw:id="id349" draw:style-name="a1686" draw:name="Forma libre 91">
          <svg:desc/>
          <text:p text:style-name="a1685" text:class-names="" text:cond-style-name=""><text:span text:style-name="a1684" text:class-names="">¿Saldo correcto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1.77091in" svg:y="0in" svg:width="1.91683in" svg:height="8.26772in" draw:id="id350" draw:style-name="a1689" draw:name="Rectángulo 71">
          <svg:desc/>
          <text:p text:style-name="a1688" text:class-names="" text:cond-style-name=""><text:span text:style-name="a16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39649in" svg:y="2.59062in" svg:width="1.22779in" svg:height="0.62574in" draw:id="id351" draw:style-name="a1692" draw:name="Forma libre 80">
          <svg:desc/>
          <text:p text:style-name="a1691" text:class-names="" text:cond-style-name=""><text:span text:style-name="a1690" text:class-names="">Emite <text:s text:c="1"/>una nota de crédito en concepto de los anticipos realizad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18077in" svg:y="1.11159in" svg:width="1.19841in" svg:height="0.4731in" draw:id="id352" draw:style-name="a1695" draw:name="Forma libre 80">
          <svg:desc/>
          <text:p text:style-name="a1694" text:class-names="" text:cond-style-name=""><text:span text:style-name="a1693" text:class-names="">Entrega legajo a factu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37917in" svg:y="1.01255in" svg:width="1.19841in" svg:height="0.68595in" draw:id="id353" draw:style-name="a1698" draw:name="Forma libre 80">
          <svg:desc/>
          <text:p text:style-name="a1697" text:class-names="" text:cond-style-name=""><text:span text:style-name="a1696" text:class-names="">Controla <text:s text:c="1"/>la cuenta del cliente y los saldos.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28152in" svg:y="3.66033in" svg:width="1.22941in" svg:height="0.61272in" draw:id="id354" draw:style-name="a1702" draw:name="Forma libre 80">
          <svg:desc/>
          <text:p text:style-name="a1701" text:class-names="" text:cond-style-name=""><text:span text:style-name="a1699" text:class-names="">Realiza la factura de la unidad<text:s text:c="1"/></text:span><text:span text:style-name="a170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96731in" svg:y="2.54937in" svg:width="1.10407in" svg:height="0.70824in" draw:id="id355" draw:style-name="a1705" draw:name="Forma libre 80">
          <svg:desc/>
          <text:p text:style-name="a1704" text:class-names="" text:cond-style-name=""><text:span text:style-name="a1703" text:class-names="">Solicita las notas de crédito a caj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17574in" svg:y="0.00036in" svg:width="1.75868in" svg:height="0.35908in" draw:id="id356" draw:style-name="a1709" draw:name="Forma libre 34">
          <svg:desc/>
          <text:p text:style-name="a1708" text:class-names="" text:cond-style-name=""><text:span text:style-name="a1706" text:class-names="">Caja</text:span><text:span text:style-name="a170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64378in" svg:y="0.53701in" svg:width="0.27239in" svg:height="0.25037in" draw:id="id357" draw:style-name="a1712" draw:name="Elipse 305">
          <svg:desc/>
          <text:p text:style-name="a1711" text:class-names="" text:cond-style-name=""><text:span text:style-name="a1710" text:class-names="">4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.0001, -180, -180, -360.0001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61787in" svg:y1="0.94948in" draw:start-shape="id357" draw:start-glue-point="2" svg:x2="2.94208in" svg:y2="0.95122in" draw:end-shape="id352" draw:end-glue-point="0" draw:id="id358" draw:style-name="a1714" draw:transform="translate(-2.77997in -0.95035in) rotate(-1.5708) translate(2.77997in 0.95035in)" draw:name="Conector recto de flecha 22">
          <svg:desc/>
        </draw:connector>
        <draw:custom-shape svg:x="6.12929in" svg:y="2.69481in" svg:width="1.54602in" svg:height="0.43828in" draw:id="id359" draw:style-name="a1717" draw:name="Forma libre 91">
          <svg:desc/>
          <text:p text:style-name="a1716" text:class-names="" text:cond-style-name=""><text:span text:style-name="a1715" text:class-names="">¿Cliente con FT x anticipo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2.18077in" svg:y="7.39673in" svg:width="1.1767in" svg:height="0.54022in" draw:id="id360" draw:style-name="a1720" draw:name="Proceso predefinido 112">
          <svg:desc/>
          <text:p text:style-name="a1719" text:class-names="" text:cond-style-name=""><text:span text:style-name="a1718" text:class-names="">Entrega de Unidades 0 KM</text:span></text:p>
          <draw:enhanced-geometry xmlns:dr3d="urn:oasis:names:tc:opendocument:xmlns:dr3d:1.0" draw:type="non-primitive" svg:viewBox="0 0 1075973 493981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.0001, -270.0001, -180, -90">
            <draw:equation draw:name="f0" draw:formula="0"/>
            <draw:equation draw:name="f1" draw:formula="1075973"/>
            <draw:equation draw:name="f2" draw:formula="493981"/>
            <draw:equation draw:name="f3" draw:formula="134497"/>
            <draw:equation draw:name="f4" draw:formula="941476"/>
            <draw:equation draw:name="f5" draw:formula="?f2 - ?f0"/>
            <draw:equation draw:name="f6" draw:formula="?f1 - ?f0"/>
            <draw:equation draw:name="f7" draw:formula="?f6 / 1075973"/>
            <draw:equation draw:name="f8" draw:formula="?f5 / 493981"/>
            <draw:equation draw:name="f9" draw:formula="537987 / ?f7"/>
            <draw:equation draw:name="f10" draw:formula="0 / ?f8"/>
            <draw:equation draw:name="f11" draw:formula="0 / ?f7"/>
            <draw:equation draw:name="f12" draw:formula="246991 / ?f8"/>
            <draw:equation draw:name="f13" draw:formula="493981 / ?f8"/>
            <draw:equation draw:name="f14" draw:formula="1075973 / ?f7"/>
            <draw:equation draw:name="f15" draw:formula="134497 / ?f7"/>
            <draw:equation draw:name="f16" draw:formula="941476 / ?f7"/>
          </draw:enhanced-geometry>
        </draw:custom-shape>
        <draw:connector draw:type="line" svg:x1="7.04469in" svg:y1="2.54633in" draw:start-shape="id349" draw:start-glue-point="2" svg:x2="6.75382in" svg:y2="2.55241in" draw:end-shape="id359" draw:end-glue-point="0" draw:id="id361" draw:style-name="a1722" draw:transform="translate(-6.89926in -2.54937in) rotate(-1.5708) translate(6.89926in 2.54937in)" draw:name="Conector recto de flecha 27">
          <svg:desc/>
        </draw:connector>
        <draw:connector draw:type="line" svg:x1="6.67446in" svg:y1="4.49124in" draw:start-shape="id354" draw:start-glue-point="2" svg:x2="7.11442in" svg:y2="4.49482in" draw:end-shape="id345" draw:end-glue-point="0" draw:id="id362" draw:style-name="a1724" draw:transform="translate(-6.89444in -4.49303in) rotate(-1.5708) translate(6.89444in 4.49303in)" draw:name="Conector recto de flecha 36">
          <svg:desc/>
        </draw:connector>
        <draw:connector draw:type="line" svg:x1="7.1838in" svg:y1="5.63849in" draw:start-shape="id345" draw:start-glue-point="2" svg:x2="6.60149in" svg:y2="5.63849in" draw:end-shape="id346" draw:end-glue-point="0" draw:id="id363" draw:style-name="a1726" draw:transform="translate(-6.89265in -5.63849in) rotate(-1.5708) translate(6.89265in 5.63849in)" draw:name="Conector recto de flecha 39">
          <svg:desc/>
        </draw:connector>
        <draw:connector draw:type="line" svg:x1="9.07138in" svg:y1="2.90349in" draw:start-shape="id355" draw:start-glue-point="1" svg:x2="9.39649in" svg:y2="2.90523in" draw:end-shape="id351" draw:end-glue-point="3" draw:id="id364" draw:style-name="a1728" draw:name="Conector recto de flecha 50">
          <svg:desc/>
        </draw:connector>
        <draw:connector draw:type="line" svg:x1="3.37918in" svg:y1="1.34814in" draw:start-shape="id352" draw:start-glue-point="1" svg:x2="4.37917in" svg:y2="1.35552in" draw:end-shape="id353" draw:end-glue-point="3" draw:id="id365" draw:style-name="a1730" draw:name="Conector recto de flecha 59">
          <svg:desc/>
        </draw:connector>
        <draw:connector draw:type="line" svg:x1="3.35746in" svg:y1="6.27407in" draw:start-shape="id346" draw:start-glue-point="3" svg:x2="6.23008in" svg:y2="6.27407in" draw:end-shape="id347" draw:end-glue-point="1" draw:id="id366" draw:style-name="a1732" draw:transform="translate(-4.79377in -6.27407in) rotate(-3.14159) translate(4.79377in 6.27407in)" draw:name="Conector recto de flecha 61">
          <svg:desc/>
        </draw:connector>
        <draw:connector draw:type="line" svg:x1="3.16824in" svg:y1="6.99217in" draw:start-shape="id347" draw:start-glue-point="2" svg:x2="2.36456in" svg:y2="6.99761in" draw:end-shape="id360" draw:end-glue-point="0" draw:id="id367" draw:style-name="a1734" draw:transform="translate(-2.7664in -6.99489in) rotate(-1.5708) translate(2.7664in 6.99489in)" draw:name="Conector recto de flecha 64">
          <svg:desc/>
        </draw:connector>
        <draw:frame draw:id="id368" draw:style-name="a1737" draw:name="CuadroTexto 125" svg:x="5.09249in" svg:y="2.61114in" svg:width="0.29409in" svg:height="0.23951in">
          <draw:text-box>
            <text:p text:style-name="a1736" text:class-names="" text:cond-style-name=""><text:span text:style-name="a1735" text:class-names="">SI</text:span></text:p>
          </draw:text-box>
          <svg:desc/>
        </draw:frame>
        <draw:frame draw:id="id369" draw:style-name="a1740" draw:name="CuadroTexto 126" svg:x="5.808in" svg:y="1.92989in" svg:width="0.43346in" svg:height="0.2005in">
          <draw:text-box>
            <text:p text:style-name="a1739" text:class-names="" text:cond-style-name=""><text:span text:style-name="a1738" text:class-names="">NO</text:span></text:p>
          </draw:text-box>
          <svg:desc/>
        </draw:frame>
        <draw:frame draw:id="id370" draw:style-name="a1743" draw:name="CuadroTexto 125" svg:x="6.96525in" svg:y="2.40394in" svg:width="0.29409in" svg:height="0.23951in">
          <draw:text-box>
            <text:p text:style-name="a1742" text:class-names="" text:cond-style-name=""><text:span text:style-name="a1741" text:class-names="">SI</text:span></text:p>
          </draw:text-box>
          <svg:desc/>
        </draw:frame>
        <draw:frame draw:id="id371" draw:style-name="a1746" draw:name="CuadroTexto 126" svg:x="3.85009in" svg:y="1.98205in" svg:width="0.43346in" svg:height="0.2005in">
          <draw:text-box>
            <text:p text:style-name="a1745" text:class-names="" text:cond-style-name=""><text:span text:style-name="a1744" text:class-names="">NO</text:span></text:p>
          </draw:text-box>
          <svg:desc/>
        </draw:frame>
        <draw:custom-shape svg:x="4.26891in" svg:y="1.9708in" svg:width="1.54602in" svg:height="0.43828in" draw:id="id372" draw:style-name="a1751" draw:name="Forma libre 91">
          <svg:desc/>
          <text:p text:style-name="a1750" text:class-names="" text:cond-style-name=""><text:span text:style-name="a1747" text:class-names="">¿</text:span><text:span text:style-name="a1748" text:class-names="">Recibe aprobación para proceder</text:span><text:span text:style-name="a1749" text:class-names="">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3.3333E-5, 3.3333E-5, 3.3333E-5, 3.3333E-5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2.16411in" svg:y="3.6243in" svg:width="1.24659in" svg:height="0.58984in" draw:id="id373" draw:style-name="a1755" draw:name="Forma libre 80">
          <svg:desc/>
          <text:p text:style-name="a1754" text:class-names="" text:cond-style-name=""><text:span text:style-name="a1752" text:class-names="">Avisa al vendedor sobre saldos pendientes</text:span><text:span text:style-name="a175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5.57758in" svg:y1="1.35552in" draw:start-shape="id353" draw:start-glue-point="1" svg:x2="6.89622in" svg:y2="1.96566in" draw:end-shape="id349" draw:end-glue-point="0" draw:id="id374" draw:style-name="a1757" draw:name="Conector angular 121">
          <svg:desc/>
        </draw:connector>
        <draw:connector draw:type="line" svg:x1="5.81493in" svg:y1="2.18994in" draw:start-shape="id349" draw:start-glue-point="3" svg:x2="6.12321in" svg:y2="2.1848in" draw:end-shape="id372" draw:end-glue-point="1" draw:id="id375" draw:style-name="a1759" draw:transform="translate(-5.96907in -2.18737in) rotate(-3.14159) translate(5.96907in 2.18737in)" draw:name="Conector recto de flecha 123">
          <svg:desc/>
        </draw:connector>
        <draw:connector draw:type="line" svg:x1="4.26891in" svg:y1="2.18994in" draw:start-shape="id372" draw:start-glue-point="3" svg:x2="3.35989in" svg:y2="2.18255in" draw:id="id376" draw:style-name="a1761" draw:name="Conector recto de flecha 125">
          <svg:desc/>
        </draw:connector>
        <draw:connector draw:type="line" svg:x1="2.19614in" svg:y1="3.02418in" draw:start-shape="id348" draw:start-glue-point="2" svg:x2="3.38752in" svg:y2="3.03303in" draw:end-shape="id373" draw:end-glue-point="0" draw:id="id377" draw:style-name="a1763" draw:transform="translate(-2.79183in -3.02861in) rotate(-1.5708) translate(2.79183in 3.02861in)" draw:name="Conector recto de flecha 127">
          <svg:desc/>
        </draw:connector>
        <draw:custom-shape svg:x="0.08266in" svg:y="0.00036in" svg:width="1.68895in" svg:height="0.36646in" draw:id="id378" draw:style-name="a1767" draw:name="Forma libre 34">
          <svg:desc/>
          <text:p text:style-name="a1766" text:class-names="" text:cond-style-name=""><text:span text:style-name="a1764" text:class-names="">Vendedor</text:span><text:span text:style-name="a176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6256in" svg:y="-0.00774in" svg:width="1.70905in" svg:height="8.26772in" draw:id="id379" draw:style-name="a1770" draw:name="Rectángulo 71">
          <svg:desc/>
          <text:p text:style-name="a1769" text:class-names="" text:cond-style-name=""><text:span text:style-name="a1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5879in" svg:y="3.6243in" svg:width="1.24659in" svg:height="0.58984in" draw:id="id380" draw:style-name="a1774" draw:name="Forma libre 143">
          <svg:desc/>
          <text:p text:style-name="a1773" text:class-names="" text:cond-style-name=""><text:span text:style-name="a1771" text:class-names="">Contacta al cliente</text:span><text:span text:style-name="a177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50538in" svg:y1="3.91922in" draw:start-shape="id373" draw:start-glue-point="3" svg:x2="2.16411in" svg:y2="3.92096in" draw:end-shape="id380" draw:end-glue-point="1" draw:id="id381" draw:style-name="a1776" draw:transform="translate(-1.83474in -3.92009in) rotate(-3.14159) translate(1.83474in 3.92009in)" draw:name="Conector recto de flecha 145">
          <svg:desc/>
        </draw:connector>
        <draw:connector draw:type="line" svg:x1="7.67531in" svg:y1="2.91395in" draw:start-shape="id359" draw:start-glue-point="1" svg:x2="7.96731in" svg:y2="2.90349in" draw:end-shape="id355" draw:end-glue-point="3" draw:id="id382" draw:style-name="a1778" draw:name="Conector recto de flecha 207">
          <svg:desc/>
        </draw:connector>
        <draw:connector draw:type="line" svg:x1="6.63564in" svg:y1="3.39367in" draw:start-shape="id359" draw:start-glue-point="2" svg:x2="7.16288in" svg:y2="3.39975in" draw:end-shape="id354" draw:end-glue-point="0" draw:id="id383" draw:style-name="a1780" draw:transform="translate(-6.89926in -3.39671in) rotate(-1.5708) translate(6.89926in 3.39671in)" draw:name="Conector recto de flecha 215">
          <svg:desc/>
        </draw:connector>
        <draw:connector draw:type="standard" svg:x1="5.83804in" svg:y1="2.11783in" draw:start-shape="id372" draw:start-glue-point="2" svg:x2="5.33317in" svg:y2="3.2052in" draw:end-shape="id359" draw:end-glue-point="3" draw:id="id384" draw:style-name="a1782" draw:transform="translate(-5.5856in -2.66151in) rotate(-1.5708) translate(5.5856in 2.66151in)" draw:name="Conector angular 225">
          <svg:desc/>
        </draw:connector>
        <presentation:notes draw:style-name="a1788">
          <draw:frame draw:id="id385" draw:style-name="a1785" draw:name="Marcador de número de diapositiva 6" svg:x="4.67953in" svg:y="11.10827in" svg:width="3.5878in" svg:height="0.58425in">
            <draw:text-box>
              <text:p text:style-name="a1784" text:class-names="" text:cond-style-name=""><text:span text:style-name="a1783" text:class-names=""><text:page-number style:num-format="1" text:fixed="false"/></text:span></text:p>
            </draw:text-box>
            <svg:desc/>
          </draw:frame>
          <draw:page-thumbnail draw:page-number="4" svg:x="1.21007in" svg:y="0.88889in" svg:width="5.84549in" svg:height="4.38368in" presentation:class="page" draw:id="id386" presentation:style-name="a1786" draw:name="Marcador de imagen de diapositiva 1">
            <svg:desc/>
          </draw:page-thumbnail>
          <draw:frame draw:id="id387" presentation:style-name="a1787" draw:name="Marcador de notas 2" svg:x="0.82677in" svg:y="5.55394in" svg:width="6.61378in" svg:height="5.16299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311" svg:viewBox="0 0 20 30" svg:d="m10 0-10 30h20z"/>
    <draw:marker draw:name="a1733" svg:viewBox="0 0 20 30" svg:d="m10 0-10 30h20z"/>
    <draw:marker draw:name="a1313" svg:viewBox="0 0 20 30" svg:d="m10 0-10 30h20z"/>
    <draw:marker draw:name="a1781" svg:viewBox="0 0 20 30" svg:d="m10 0-10 30h20z"/>
    <draw:marker draw:name="a1150" svg:viewBox="0 0 20 30" svg:d="m10 0-10 30h20z"/>
    <draw:marker draw:name="a1447" svg:viewBox="0 0 20 30" svg:d="m10 0-10 30h20z"/>
    <draw:marker draw:name="a1152" svg:viewBox="0 0 20 30" svg:d="m10 0-10 30h20z"/>
    <draw:marker draw:name="a1713" svg:viewBox="0 0 20 30" svg:d="m10 0-10 30h20z"/>
    <draw:marker draw:name="a1157" svg:viewBox="0 0 20 30" svg:d="m10 0-10 30h20z"/>
    <draw:marker draw:name="a1210" svg:viewBox="0 0 20 30" svg:d="m10 0-10 30h20z"/>
    <draw:marker draw:name="a1422" svg:viewBox="0 0 20 30" svg:d="m10 0-10 30h20z"/>
    <draw:marker draw:name="a1760" svg:viewBox="0 0 20 30" svg:d="m10 0-10 30h20z"/>
    <draw:marker draw:name="a1212" svg:viewBox="0 0 20 30" svg:d="m10 0-10 30h20z"/>
    <draw:marker draw:name="a1424" svg:viewBox="0 0 20 30" svg:d="m10 0-10 30h20z"/>
    <draw:marker draw:name="a1762" svg:viewBox="0 0 20 30" svg:d="m10 0-10 30h20z"/>
    <draw:marker draw:name="a1130" svg:viewBox="0 0 20 30" svg:d="m10 0-10 30h20z"/>
    <draw:marker draw:name="a1214" svg:viewBox="0 0 20 30" svg:d="m10 0-10 30h20z"/>
    <draw:marker draw:name="a1426" svg:viewBox="0 0 20 30" svg:d="m10 0-10 30h20z"/>
    <draw:marker draw:name="a1553" svg:viewBox="0 0 20 30" svg:d="m10 0-10 30h20z"/>
    <draw:marker draw:name="a1216" svg:viewBox="0 0 20 30" svg:d="m10 0-10 30h20z"/>
    <draw:marker draw:name="a1428" svg:viewBox="0 0 20 30" svg:d="m10 0-10 30h20z"/>
    <draw:marker draw:name="a1639" svg:viewBox="0 0 20 30" svg:d="m10 0-10 30h20z"/>
    <draw:marker draw:name="a1260" svg:viewBox="0 0 20 30" svg:d="m10 0-10 30h20z"/>
    <draw:marker draw:name="a1218" svg:viewBox="0 0 20 30" svg:d="m10 0-10 30h20z"/>
    <draw:marker draw:name="a1558" svg:viewBox="0 0 20 30" svg:d="m10 0-10 30h20z"/>
    <draw:marker draw:name="a1474" svg:viewBox="0 0 20 30" svg:d="m10 0-10 30h20z"/>
    <draw:marker draw:name="a1610" svg:viewBox="0 0 20 30" svg:d="m10 0-10 30h20z"/>
    <draw:marker draw:name="a1181" svg:viewBox="0 0 20 30" svg:d="m10 0-10 30h20z"/>
    <draw:marker draw:name="a1612" svg:viewBox="0 0 20 30" svg:d="m10 0-10 30h20z"/>
    <draw:marker draw:name="a1401" svg:viewBox="0 0 20 30" svg:d="m10 0-10 30h20z"/>
    <draw:marker draw:name="a1394" svg:viewBox="0 0 20 30" svg:d="m10 0-10 30h20z"/>
    <draw:marker draw:name="a1479" svg:viewBox="0 0 20 30" svg:d="m10 0-10 30h20z"/>
    <draw:marker draw:name="a1614" svg:viewBox="0 0 20 30" svg:d="m10 0-10 30h20z"/>
    <draw:marker draw:name="a1396" svg:viewBox="0 0 20 30" svg:d="m10 0-10 30h20z"/>
    <draw:marker draw:name="a1186" svg:viewBox="0 0 20 30" svg:d="m10 0-10 30h20z"/>
    <draw:marker draw:name="a1616" svg:viewBox="0 0 20 30" svg:d="m10 0-10 30h20z"/>
    <draw:marker draw:name="a1618" svg:viewBox="0 0 20 30" svg:d="m10 0-10 30h20z"/>
    <draw:marker draw:name="a1409" svg:viewBox="0 0 20 30" svg:d="m10 0-10 30h20z"/>
    <draw:marker draw:name="a1453" svg:viewBox="0 0 20 30" svg:d="m10 0-10 30h20z"/>
    <draw:marker draw:name="a1455" svg:viewBox="0 0 20 30" svg:d="m10 0-10 30h20z"/>
    <draw:marker draw:name="a1457" svg:viewBox="0 0 20 30" svg:d="m10 0-10 30h20z"/>
    <draw:marker draw:name="a1459" svg:viewBox="0 0 20 30" svg:d="m10 0-10 30h20z"/>
    <draw:marker draw:name="a1721" svg:viewBox="0 0 20 30" svg:d="m10 0-10 30h20z"/>
    <draw:marker draw:name="a1510" svg:viewBox="0 0 20 30" svg:d="m10 0-10 30h20z"/>
    <draw:marker draw:name="a1587" svg:viewBox="0 0 20 30" svg:d="m10 0-10 30h20z"/>
    <draw:marker draw:name="a1723" svg:viewBox="0 0 20 30" svg:d="m10 0-10 30h20z"/>
    <draw:marker draw:name="a1430" svg:viewBox="0 0 20 30" svg:d="m10 0-10 30h20z"/>
    <draw:marker draw:name="a1725" svg:viewBox="0 0 20 30" svg:d="m10 0-10 30h20z"/>
    <draw:marker draw:name="a1515" svg:viewBox="0 0 20 30" svg:d="m10 0-10 30h20z"/>
    <draw:marker draw:name="a1220" svg:viewBox="0 0 20 30" svg:d="m10 0-10 30h20z"/>
    <draw:marker draw:name="a1727" svg:viewBox="0 0 20 30" svg:d="m10 0-10 30h20z"/>
    <draw:marker draw:name="a1729" svg:viewBox="0 0 20 30" svg:d="m10 0-10 30h20z"/>
    <draw:marker draw:name="a1435" svg:viewBox="0 0 20 30" svg:d="m10 0-10 30h20z"/>
    <draw:marker draw:name="a1309" svg:viewBox="0 0 20 30" svg:d="m10 0-10 30h20z"/>
    <draw:marker draw:name="a1647" svg:viewBox="0 0 20 30" svg:d="m10 0-10 30h20z"/>
    <draw:marker draw:name="a1226" svg:viewBox="0 0 20 30" svg:d="m10 0-10 30h20z"/>
    <draw:marker draw:name="a1775" svg:viewBox="0 0 20 30" svg:d="m10 0-10 30h20z"/>
    <draw:marker draw:name="a1437" svg:viewBox="0 0 20 30" svg:d="m10 0-10 30h20z"/>
    <draw:marker draw:name="a1649" svg:viewBox="0 0 20 30" svg:d="m10 0-10 30h20z"/>
    <draw:marker draw:name="a1228" svg:viewBox="0 0 20 30" svg:d="m10 0-10 30h20z"/>
    <draw:marker draw:name="a1777" svg:viewBox="0 0 20 30" svg:d="m10 0-10 30h20z"/>
    <draw:marker draw:name="a1439" svg:viewBox="0 0 20 30" svg:d="m10 0-10 30h20z"/>
    <draw:marker draw:name="a1484" svg:viewBox="0 0 20 30" svg:d="m10 0-10 30h20z"/>
    <draw:marker draw:name="a1779" svg:viewBox="0 0 20 30" svg:d="m10 0-10 30h20z"/>
    <draw:marker draw:name="a1568" svg:viewBox="0 0 20 30" svg:d="m10 0-10 30h20z"/>
    <draw:marker draw:name="a1411" svg:viewBox="0 0 20 30" svg:d="m10 0-10 30h20z"/>
    <draw:marker draw:name="a1413" svg:viewBox="0 0 20 30" svg:d="m10 0-10 30h20z"/>
    <draw:marker draw:name="a1415" svg:viewBox="0 0 20 30" svg:d="m10 0-10 30h20z"/>
    <draw:marker draw:name="a1626" svg:viewBox="0 0 20 30" svg:d="m10 0-10 30h20z"/>
    <draw:marker draw:name="a1206" svg:viewBox="0 0 20 30" svg:d="m10 0-10 30h20z"/>
    <draw:marker draw:name="a1122" svg:viewBox="0 0 20 30" svg:d="m10 0-10 30h20z"/>
    <draw:marker draw:name="a1417" svg:viewBox="0 0 20 30" svg:d="m10 0-10 30h20z"/>
    <draw:marker draw:name="a1756" svg:viewBox="0 0 20 30" svg:d="m10 0-10 30h20z"/>
    <draw:marker draw:name="a1208" svg:viewBox="0 0 20 30" svg:d="m10 0-10 30h20z"/>
    <draw:marker draw:name="a1251" svg:viewBox="0 0 20 30" svg:d="m10 0-10 30h20z"/>
    <draw:marker draw:name="a1124" svg:viewBox="0 0 20 30" svg:d="m10 0-10 30h20z"/>
    <draw:marker draw:name="a1758" svg:viewBox="0 0 20 30" svg:d="m10 0-10 30h20z"/>
    <draw:marker draw:name="a1337" svg:viewBox="0 0 20 30" svg:d="m10 0-10 30h20z"/>
    <draw:marker draw:name="a1126" svg:viewBox="0 0 20 30" svg:d="m10 0-10 30h20z"/>
    <draw:marker draw:name="a1128" svg:viewBox="0 0 20 30" svg:d="m10 0-10 30h20z"/>
    <draw:marker draw:name="a1256" svg:viewBox="0 0 20 30" svg:d="m10 0-10 30h20z"/>
    <draw:marker draw:name="a1468" svg:viewBox="0 0 20 30" svg:d="m10 0-10 30h20z"/>
    <draw:marker draw:name="a1603" svg:viewBox="0 0 20 30" svg:d="m10 0-10 30h20z"/>
    <draw:marker draw:name="a1258" svg:viewBox="0 0 20 30" svg:d="m10 0-10 30h20z"/>
    <draw:marker draw:name="a1731" svg:viewBox="0 0 20 30" svg:d="m10 0-10 30h20z"/>
    <draw:marker draw:name="a1605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draw:fill="none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draw:fill="none" draw:stroke="non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draw:fill="none" draw:stroke="non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non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draw:fill="none" draw:stroke="non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draw:fill="none" draw:stroke="non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non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none" draw:stroke="non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non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56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desc/>
      </draw:frame>
      <presentation:notes style:page-layout-name="pageLayout2" draw:style-name="a573">
        <draw:page-thumbnail svg:x="1.21063in" svg:y="0.88858in" svg:width="5.84567in" svg:height="4.38425in" presentation:class="page" draw:id="id5" presentation:style-name="a557" draw:name="Marcador de imagen de diapositiva 1">
          <svg:desc/>
        </draw:page-thumbnail>
        <draw:frame draw:id="id6" presentation:style-name="a560" draw:name="Marcador de nota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desc/>
        </draw:frame>
        <draw:frame draw:id="id7" presentation:style-name="a563" draw:name="Marcador de encabezado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desc/>
        </draw:frame>
        <draw:frame draw:id="id8" presentation:style-name="a566" draw:name="Marcador de fecha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desc/>
        </draw:frame>
        <draw:frame draw:id="id9" presentation:style-name="a569" draw:name="Marcador de pie de página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desc/>
        </draw:frame>
        <draw:frame draw:id="id10" presentation:style-name="a572" draw:name="Marcador de número de diapositiva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desc/>
      </draw:frame>
      <presentation:notes style:page-layout-name="pageLayout2" draw:style-name="a608">
        <draw:page-thumbnail svg:x="1.21063in" svg:y="0.88858in" svg:width="5.84567in" svg:height="4.38425in" presentation:class="page" draw:id="id5" presentation:style-name="a592" draw:name="Marcador de imagen de diapositiva 1">
          <svg:desc/>
        </draw:page-thumbnail>
        <draw:frame draw:id="id6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desc/>
        </draw:frame>
        <draw:frame draw:id="id7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desc/>
        </draw:frame>
        <draw:frame draw:id="id8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desc/>
        </draw:frame>
        <draw:frame draw:id="id9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desc/>
        </draw:frame>
        <draw:frame draw:id="id10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Marcador de imagen de diapositiva 1">
          <svg:desc/>
        </draw:page-thumbnail>
        <draw:frame draw:id="id6" presentation:style-name="a642" draw:name="Marcador de nota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desc/>
        </draw:frame>
        <draw:frame draw:id="id7" presentation:style-name="a645" draw:name="Marcador de encabezado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desc/>
        </draw:frame>
        <draw:frame draw:id="id8" presentation:style-name="a648" draw:name="Marcador de fecha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desc/>
        </draw:frame>
        <draw:frame draw:id="id9" presentation:style-name="a651" draw:name="Marcador de pie de página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desc/>
        </draw:frame>
        <draw:frame draw:id="id10" presentation:style-name="a654" draw:name="Marcador de número de diapositiva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desc/>
      </draw:frame>
      <presentation:notes style:page-layout-name="pageLayout2" draw:style-name="a690">
        <draw:page-thumbnail svg:x="1.21063in" svg:y="0.88858in" svg:width="5.84567in" svg:height="4.38425in" presentation:class="page" draw:id="id5" presentation:style-name="a674" draw:name="Marcador de imagen de diapositiva 1">
          <svg:desc/>
        </draw:page-thumbnail>
        <draw:frame draw:id="id6" presentation:style-name="a677" draw:name="Marcador de nota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desc/>
        </draw:frame>
        <draw:frame draw:id="id7" presentation:style-name="a680" draw:name="Marcador de encabezad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desc/>
        </draw:frame>
        <draw:frame draw:id="id8" presentation:style-name="a683" draw:name="Marcador de fech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desc/>
        </draw:frame>
        <draw:frame draw:id="id9" presentation:style-name="a686" draw:name="Marcador de pie de pá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desc/>
        </draw:frame>
        <draw:frame draw:id="id10" presentation:style-name="a689" draw:name="Marcador de número de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desc/>
      </draw:frame>
      <presentation:notes style:page-layout-name="pageLayout2" draw:style-name="a753">
        <draw:page-thumbnail svg:x="1.21063in" svg:y="0.88858in" svg:width="5.84567in" svg:height="4.38425in" presentation:class="page" draw:id="id5" presentation:style-name="a737" draw:name="Marcador de imagen de diapositiva 1">
          <svg:desc/>
        </draw:page-thumbnail>
        <draw:frame draw:id="id6" presentation:style-name="a740" draw:name="Marcador de nota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desc/>
        </draw:frame>
        <draw:frame draw:id="id7" presentation:style-name="a743" draw:name="Marcador de encabezad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desc/>
        </draw:frame>
        <draw:frame draw:id="id8" presentation:style-name="a746" draw:name="Marcador de fech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desc/>
        </draw:frame>
        <draw:frame draw:id="id9" presentation:style-name="a749" draw:name="Marcador de pie de página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desc/>
        </draw:frame>
        <draw:frame draw:id="id10" presentation:style-name="a752" draw:name="Marcador de número de diapositiva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Marcador de imagen de diapositiva 1">
          <svg:desc/>
        </draw:page-thumbnail>
        <draw:frame draw:id="id6" presentation:style-name="a811" draw:name="Marcador de nota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desc/>
        </draw:frame>
        <draw:frame draw:id="id7" presentation:style-name="a814" draw:name="Marcador de encabezado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desc/>
        </draw:frame>
        <draw:frame draw:id="id8" presentation:style-name="a817" draw:name="Marcador de fech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desc/>
        </draw:frame>
        <draw:frame draw:id="id9" presentation:style-name="a820" draw:name="Marcador de pie de pá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desc/>
        </draw:frame>
        <draw:frame draw:id="id10" presentation:style-name="a823" draw:name="Marcador de número de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Marcador de imagen de diapositiva 1">
          <svg:desc/>
        </draw:page-thumbnail>
        <draw:frame draw:id="id6" presentation:style-name="a842" draw:name="Marcador de nota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desc/>
        </draw:frame>
        <draw:frame draw:id="id7" presentation:style-name="a845" draw:name="Marcador de encabezado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desc/>
        </draw:frame>
        <draw:frame draw:id="id8" presentation:style-name="a848" draw:name="Marcador de fech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desc/>
        </draw:frame>
        <draw:frame draw:id="id9" presentation:style-name="a851" draw:name="Marcador de pie de pá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desc/>
        </draw:frame>
        <draw:frame draw:id="id10" presentation:style-name="a854" draw:name="Marcador de número de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desc/>
      </draw:frame>
      <presentation:notes style:page-layout-name="pageLayout2" draw:style-name="a882">
        <draw:page-thumbnail svg:x="1.21063in" svg:y="0.88858in" svg:width="5.84567in" svg:height="4.38425in" presentation:class="page" draw:id="id5" presentation:style-name="a866" draw:name="Marcador de imagen de diapositiva 1">
          <svg:desc/>
        </draw:page-thumbnail>
        <draw:frame draw:id="id6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desc/>
        </draw:frame>
        <draw:frame draw:id="id7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desc/>
        </draw:frame>
        <draw:frame draw:id="id8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desc/>
        </draw:frame>
        <draw:frame draw:id="id9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desc/>
        </draw:frame>
        <draw:frame draw:id="id10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Marcador de imagen de diapositiva 1"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Marcador de imagen de diapositiva 1">
          <svg:desc/>
        </draw:page-thumbnail>
        <draw:frame draw:id="id6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desc/>
        </draw:frame>
        <draw:frame draw:id="id7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desc/>
        </draw:frame>
        <draw:frame draw:id="id8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desc/>
        </draw:frame>
        <draw:frame draw:id="id9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desc/>
        </draw:frame>
        <draw:frame draw:id="id10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desc/>
      </draw:frame>
      <presentation:notes style:page-layout-name="pageLayout2" draw:style-name="a1019">
        <draw:page-thumbnail svg:x="1.21063in" svg:y="0.88858in" svg:width="5.84567in" svg:height="4.38425in" presentation:class="page" draw:id="id5" presentation:style-name="a1003" draw:name="Marcador de imagen de diapositiva 1">
          <svg:desc/>
        </draw:page-thumbnail>
        <draw:frame draw:id="id6" presentation:style-name="a1006" draw:name="Marcador de notas 2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desc/>
        </draw:frame>
        <draw:frame draw:id="id7" presentation:style-name="a1009" draw:name="Marcador de encabezado 3" svg:x="0in" svg:y="0in" svg:width="3.5878in" svg:height="0.58425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desc/>
        </draw:frame>
        <draw:frame draw:id="id8" presentation:style-name="a1012" draw:name="Marcador de fecha 4" svg:x="4.67953in" svg:y="0in" svg:width="3.5878in" svg:height="0.58425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desc/>
        </draw:frame>
        <draw:frame draw:id="id9" presentation:style-name="a1015" draw:name="Marcador de pie de página 5" svg:x="0in" svg:y="11.10827in" svg:width="3.5878in" svg:height="0.58425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desc/>
        </draw:frame>
        <draw:frame draw:id="id10" presentation:style-name="a1018" draw:name="Marcador de número de diapositiva 6" svg:x="4.67953in" svg:y="11.10827in" svg:width="3.5878in" svg:height="0.58425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Marcador de imagen de diapositiva 1">
          <svg:desc/>
        </draw:page-thumbnail>
        <draw:frame draw:id="id6" presentation:style-name="a1054" draw:name="Marcador de notas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desc/>
        </draw:frame>
        <draw:frame draw:id="id7" presentation:style-name="a1057" draw:name="Marcador de encabezado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desc/>
        </draw:frame>
        <draw:frame draw:id="id8" presentation:style-name="a1060" draw:name="Marcador de fech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desc/>
        </draw:frame>
        <draw:frame draw:id="id9" presentation:style-name="a1063" draw:name="Marcador de pie de pá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desc/>
        </draw:frame>
        <draw:frame draw:id="id10" presentation:style-name="a1066" draw:name="Marcador de número de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desc/>
      </draw:frame>
      <draw:frame draw:id="id133" presentation:style-name="a1074" draw:name="Marcador de fech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desc/>
      </draw:frame>
      <draw:frame draw:id="id134" presentation:style-name="a1077" draw:name="Marcador de pie de pá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desc/>
      </draw:frame>
      <draw:frame draw:id="id135" presentation:style-name="a1080" draw:name="Marcador de número de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Presentación de PowerPoint</dc:title>
    <meta:initial-creator>usuario</meta:initial-creator>
    <dc:creator>mauricio.lopez</dc:creator>
    <meta:creation-date>2013-09-02T14:19:27Z</meta:creation-date>
    <dc:date>2014-05-30T14:39:06Z</dc:date>
    <meta:editing-cycles>76</meta:editing-cycles>
    <meta:editing-duration>PT120384S</meta:editing-duration>
    <meta:document-statistic meta:paragraph-count="140" meta:word-count="623"/>
  </office:meta>
</office:document-meta>
</file>